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AD00003CD800002A7C89295CC4.svm"/>
  <manifest:file-entry manifest:media-type="" manifest:full-path="Pictures/2000004300001F1600001884FB900FAC.wmf"/>
  <manifest:file-entry manifest:media-type="" manifest:full-path="Pictures/200000490000280F000019A9BDA0579C.wm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228cm" fo:margin-left="-0.208cm" table:align="left" style:writing-mode="lr-tb"/>
    </style:style>
    <style:style style:name="Table1.A" style:family="table-column">
      <style:table-column-properties style:column-width="1.432cm"/>
    </style:style>
    <style:style style:name="Table1.B" style:family="table-column">
      <style:table-column-properties style:column-width="2.26cm"/>
    </style:style>
    <style:style style:name="Table1.C" style:family="table-column">
      <style:table-column-properties style:column-width="1.635cm"/>
    </style:style>
    <style:style style:name="Table1.D" style:family="table-column">
      <style:table-column-properties style:column-width="10.90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9.049cm" fo:margin-left="0.792cm" fo:margin-right="5.856cm" table:align="margins" style:writing-mode="lr-tb"/>
    </style:style>
    <style:style style:name="Table2.A" style:family="table-column">
      <style:table-column-properties style:column-width="3.082cm" style:rel-column-width="22317*"/>
    </style:style>
    <style:style style:name="Table2.B" style:family="table-column">
      <style:table-column-properties style:column-width="3.083cm" style:rel-column-width="22330*"/>
    </style:style>
    <style:style style:name="Table2.C" style:family="table-column">
      <style:table-column-properties style:column-width="2.884cm" style:rel-column-width="20888*"/>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fo:text-align="justify" style:justify-single-word="false" fo:hyphenation-ladder-count="no-limit">
        <style:tab-stops>
          <style:tab-stop style:position="11.001cm"/>
          <style:tab-stop style:position="12.252cm"/>
          <style:tab-stop style:position="16cm"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font-size="10pt" fo:letter-spacing="-0.005cm" fo:language="en" fo:country="GB" style:font-size-asian="10pt" style:language-asian="zxx" style:country-asian="non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16cm" style:type="right"/>
        </style:tab-stops>
      </style:paragraph-properties>
      <style:text-properties style:font-name="Palatino Bold" fo:letter-spacing="-0.005cm"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16cm" style:type="right"/>
        </style:tab-stops>
      </style:paragraph-properties>
      <style:text-properties style:font-name="Courier New" fo:font-size="8pt" fo:letter-spacing="-0.004cm" style:font-size-asian="8pt"/>
    </style:style>
    <style:style style:name="P6" style:family="paragraph" style:parent-style-name="Standard">
      <style:paragraph-properties fo:text-align="justify" style:justify-single-word="false" fo:hyphenation-ladder-count="no-limit"/>
      <style:text-properties fo:language="en" fo:country="GB" style:language-asian="zxx" style:country-asian="none" style:language-complex="ar" style:country-complex="SA"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058cm"/>
          <style:tab-stop style:position="15.7cm" style:type="right" style:leader-style="dotted" style:leader-text="."/>
        </style:tab-stops>
      </style:paragraph-properties>
      <style:text-properties fo:language="en" fo:country="GB" fo:font-weight="bold" style:font-weight-asian="bold" style:language-complex="ar" style:country-complex="SA"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snap-to-layout-grid="false"/>
      <style:text-properties fo:language="en" fo:country="GB" style:language-complex="ar" style:country-complex="SA" fo:hyphenate="false" fo:hyphenation-remain-char-count="2" fo:hyphenation-push-char-count="2"/>
    </style:style>
    <style:style style:name="P12" style:family="paragraph" style:parent-style-name="Standard">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end" style:justify-single-word="false" fo:hyphenation-ladder-count="no-limit"/>
      <style:text-properties fo:language="en" fo:country="GB" style:language-complex="ar" style:country-complex="SA"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fo:font-size="16pt" fo:language="en" fo:country="GB" fo:font-weight="bold" style:font-size-asian="16pt" style:font-weight-asian="bold" style:language-complex="ar" style:country-complex="SA" fo:hyphenate="false" fo:hyphenation-remain-char-count="2" fo:hyphenation-push-char-count="2"/>
    </style:style>
    <style:style style:name="P17" style:family="paragraph" style:parent-style-name="Standard">
      <style:paragraph-properties fo:text-align="center" style:justify-single-word="false" fo:hyphenation-ladder-count="no-limit"/>
      <style:text-properties fo:font-size="24pt" fo:language="en" fo:country="GB" fo:font-weight="bold" style:font-size-asian="24pt" style:font-weight-asian="bold" style:language-complex="ar" style:country-complex="SA" fo:hyphenate="false" fo:hyphenation-remain-char-count="2" fo:hyphenation-push-char-count="2"/>
    </style:style>
    <style:style style:name="P18" style:family="paragraph" style:parent-style-name="Standard">
      <style:paragraph-properties fo:text-align="justify" style:justify-single-word="false" fo:hyphenation-ladder-count="no-limit" style:snap-to-layout-grid="false"/>
      <style:text-properties fo:font-size="10pt" fo:language="en" fo:country="GB" fo:font-weight="bold" style:font-size-asian="10pt" style:font-weight-asian="bold" style:language-complex="ar" style:country-complex="SA" fo:hyphenate="false" fo:hyphenation-remain-char-count="2" fo:hyphenation-push-char-count="2"/>
    </style:style>
    <style:style style:name="P19"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fo:hyphenate="false" fo:hyphenation-remain-char-count="2" fo:hyphenation-push-char-count="2"/>
    </style:style>
    <style:style style:name="P20"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21" style:family="paragraph" style:parent-style-name="Standard">
      <style:paragraph-properties fo:text-align="justify" style:justify-single-word="false" fo:hyphenation-ladder-count="no-limit"/>
      <style:text-properties fo:font-size="18pt" fo:language="en" fo:country="GB" fo:font-weight="bold" style:font-size-asian="18pt" style:font-weight-asian="bold" style:language-complex="ar" style:country-complex="SA" fo:hyphenate="false" fo:hyphenation-remain-char-count="2" fo:hyphenation-push-char-count="2"/>
    </style:style>
    <style:style style:name="P22" style:family="paragraph" style:parent-style-name="Standard">
      <style:paragraph-properties fo:text-align="end" style:justify-single-word="false" fo:hyphenation-ladder-count="no-limit"/>
      <style:text-properties fo:font-size="20pt" fo:language="en" fo:country="GB" fo:font-weight="bold" style:font-size-asian="20pt" style:font-weight-asian="bold" style:language-complex="ar" style:country-complex="SA" fo:hyphenate="false" fo:hyphenation-remain-char-count="2" fo:hyphenation-push-char-count="2"/>
    </style:style>
    <style:style style:name="P23" style:family="paragraph" style:parent-style-name="Footer">
      <style:paragraph-properties>
        <style:tab-stops>
          <style:tab-stop style:position="7.325cm" style:type="center"/>
          <style:tab-stop style:position="15.753cm" style:type="right"/>
        </style:tab-stops>
      </style:paragraph-properties>
    </style:style>
    <style:style style:name="P24" style:family="paragraph" style:parent-style-name="Heading_20_2">
      <style:paragraph-properties fo:text-align="justify" style:justify-single-word="false" fo:hyphenation-ladder-count="no-limit">
        <style:tab-stops>
          <style:tab-stop style:position="0cm"/>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25" style:family="paragraph" style:parent-style-name="Heading_20_2">
      <style:paragraph-properties fo:text-align="justify" style:justify-single-word="false" fo:hyphenation-ladder-count="no-limit">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26" style:family="paragraph" style:parent-style-name="Indent_20_text">
      <style:paragraph-properties fo:margin-left="0cm" fo:margin-right="0cm" fo:text-align="justify" style:justify-single-word="false" fo:hyphenation-ladder-count="no-limit" fo:text-indent="0cm" style:auto-text-indent="false"/>
      <style:text-properties fo:hyphenate="false" fo:hyphenation-remain-char-count="2" fo:hyphenation-push-char-count="2"/>
    </style:style>
    <style:style style:name="P27" style:family="paragraph" style:parent-style-name="Indent_20_text">
      <style:paragraph-properties fo:margin-left="0cm" fo:margin-right="0cm" fo:text-align="justify" style:justify-single-word="false" fo:hyphenation-ladder-count="no-limit" fo:text-indent="0cm" style:auto-text-indent="false">
        <style:tab-stops>
          <style:tab-stop style:position="1.27cm"/>
        </style:tab-stops>
      </style:paragraph-properties>
      <style:text-properties fo:hyphenate="false" fo:hyphenation-remain-char-count="2" fo:hyphenation-push-char-count="2"/>
    </style:style>
    <style:style style:name="P28"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asian="zxx" style:country-asian="none" style:language-complex="ar" style:country-complex="SA" fo:hyphenate="false" fo:hyphenation-remain-char-count="2" fo:hyphenation-push-char-count="2"/>
    </style:style>
    <style:style style:name="P29"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0" style:family="paragraph" style:parent-style-name="Indent_20_text">
      <style:paragraph-properties fo:margin-left="0cm" fo:margin-right="0cm" fo:text-align="justify" style:justify-single-word="false" fo:hyphenation-ladder-count="no-limit" fo:text-indent="0cm" style:auto-text-indent="false" style:snap-to-layout-grid="false"/>
      <style:text-properties fo:language="en" fo:country="GB" style:language-complex="ar" style:country-complex="SA" fo:hyphenate="false" fo:hyphenation-remain-char-count="2" fo:hyphenation-push-char-count="2"/>
    </style:style>
    <style:style style:name="P31" style:family="paragraph" style:parent-style-name="Indent_20_text">
      <style:paragraph-properties fo:margin-left="0cm" fo:margin-right="0cm" fo:text-align="justify" style:justify-single-word="false" fo:hyphenation-ladder-count="no-limit" fo:text-indent="0cm" style:auto-text-indent="false">
        <style:tab-stops>
          <style:tab-stop style:position="1.376cm"/>
        </style:tab-stops>
      </style:paragraph-properties>
      <style:text-properties fo:language="en" fo:country="GB" style:language-complex="ar" style:country-complex="SA" fo:hyphenate="false" fo:hyphenation-remain-char-count="2" fo:hyphenation-push-char-count="2"/>
    </style:style>
    <style:style style:name="P32"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fo:background-color="transparent" style:language-complex="ar" style:country-complex="SA" fo:hyphenate="false" fo:hyphenation-remain-char-count="2" fo:hyphenation-push-char-count="2"/>
    </style:style>
    <style:style style:name="P33" style:family="paragraph" style:parent-style-name="Hide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4" style:family="paragraph" style:parent-style-name="Inden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5" style:family="paragraph" style:parent-style-name="Normal_20_Inden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6" style:family="paragraph" style:parent-style-name="Standard">
      <style:paragraph-properties fo:margin-left="1.27cm" fo:margin-right="0cm" fo:text-align="justify" style:justify-single-word="false" fo:hyphenation-ladder-count="no-limit" fo:text-indent="0cm" style:auto-text-indent="false"/>
      <style:text-properties fo:language="en" fo:country="GB" fo:font-weight="bold" style:font-weight-asian="bold" style:language-complex="ar" style:country-complex="SA" fo:hyphenate="false" fo:hyphenation-remain-char-count="2" fo:hyphenation-push-char-count="2"/>
    </style:style>
    <style:style style:name="P37" style:family="paragraph" style:parent-style-name="Standard">
      <style:paragraph-properties fo:margin-left="1.27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8" style:family="paragraph" style:parent-style-name="Standard">
      <style:paragraph-properties fo:margin-left="1.27cm" fo:margin-right="0cm" fo:text-align="justify" style:justify-single-word="false" fo:hyphenation-ladder-count="no-limit" fo:text-indent="0cm"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39" style:family="paragraph" style:parent-style-name="Standard">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40" style:family="paragraph" style:parent-style-name="Standard">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41" style:family="paragraph" style:parent-style-name="Hide_20_text">
      <style:paragraph-properties fo:margin-left="1.27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2" style:family="paragraph" style:parent-style-name="Indent_20_text">
      <style:paragraph-properties fo:margin-left="1.27cm" fo:margin-right="0cm" fo:text-align="justify" style:justify-single-word="false" fo:hyphenation-ladder-count="no-limit" fo:text-indent="0cm" style:auto-text-indent="false"/>
      <style:text-properties fo:language="en" fo:country="GB" fo:font-weight="bold" style:font-weight-asian="bold" style:language-complex="ar" style:country-complex="SA" fo:hyphenate="false" fo:hyphenation-remain-char-count="2" fo:hyphenation-push-char-count="2"/>
    </style:style>
    <style:style style:name="P43" style:family="paragraph" style:parent-style-name="Indent_20_text">
      <style:paragraph-properties fo:margin-left="1.27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4" style:family="paragraph" style:parent-style-name="Indent_20_text">
      <style:paragraph-properties fo:margin-left="1.27cm" fo:margin-right="0cm" fo:text-align="justify" style:justify-single-word="false" fo:hyphenation-ladder-count="no-limit" fo:text-indent="0cm" style:auto-text-indent="false"/>
      <style:text-properties fo:language="en" fo:country="GB" style:language-asian="ar" style:country-asian="SA" style:language-complex="ar" style:country-complex="SA" fo:hyphenate="false" fo:hyphenation-remain-char-count="2" fo:hyphenation-push-char-count="2"/>
    </style:style>
    <style:style style:name="P45"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46"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47" style:family="paragraph" style:parent-style-name="Standard">
      <style:paragraph-properties fo:text-align="justify" style:justify-single-word="false" fo:hyphenation-ladder-count="no-limit" fo:break-before="page"/>
      <style:text-properties fo:language="en" fo:country="GB" style:language-complex="ar" style:country-complex="SA" style:font-weight-complex="bold" fo:hyphenate="false" fo:hyphenation-remain-char-count="2" fo:hyphenation-push-char-count="2"/>
    </style:style>
    <style:style style:name="P48" style:family="paragraph" style:parent-style-name="Heading_20_1">
      <style:paragraph-properties fo:break-before="page"/>
    </style:style>
    <style:style style:name="P49" style:family="paragraph" style:parent-style-name="Heading_20_1">
      <style:paragraph-properties fo:text-align="justify" style:justify-single-word="false" fo:hyphenation-ladder-count="no-limit" fo:break-before="page">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50" style:family="paragraph" style:parent-style-name="Heading_20_3">
      <style:paragraph-properties fo:text-align="justify" style:justify-single-word="false" fo:hyphenation-ladder-count="no-limit" fo:break-before="page">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51" style:family="paragraph" style:parent-style-name="Heading_20_2">
      <style:paragraph-properties fo:text-align="justify" style:justify-single-word="false" fo:hyphenation-ladder-count="no-limit" fo:break-before="page">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52" style:family="paragraph" style:parent-style-name="Heading_20_2">
      <style:paragraph-properties fo:text-align="justify" style:justify-single-word="false" fo:hyphenation-ladder-count="no-limit" fo:break-before="page">
        <style:tab-stops>
          <style:tab-stop style:position="0cm"/>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53" style:family="paragraph" style:parent-style-name="Standard">
      <style:paragraph-properties fo:margin-left="1.27cm" fo:margin-right="0cm" fo:text-align="justify" style:justify-single-word="false" fo:hyphenation-ladder-count="no-limit" fo:text-indent="0.635cm" style:auto-text-indent="false"/>
      <style:text-properties fo:language="en" fo:country="GB" style:language-complex="ar" style:country-complex="SA" fo:hyphenate="false" fo:hyphenation-remain-char-count="2" fo:hyphenation-push-char-count="2"/>
    </style:style>
    <style:style style:name="P54" style:family="paragraph" style:parent-style-name="Standard">
      <style:paragraph-properties fo:margin-left="0cm" fo:margin-right="0cm" fo:text-align="justify" style:justify-single-word="false" fo:hyphenation-ladder-count="no-limit" fo:text-indent="1.27cm" style:auto-text-indent="false"/>
      <style:text-properties fo:language="en" fo:country="GB" style:language-complex="ar" style:country-complex="SA" fo:hyphenate="false" fo:hyphenation-remain-char-count="2" fo:hyphenation-push-char-count="2"/>
    </style:style>
    <style:style style:name="P55" style:family="paragraph" style:parent-style-name="Standard">
      <style:paragraph-properties fo:margin-left="1.252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56" style:family="paragraph" style:parent-style-name="Standard">
      <style:paragraph-properties fo:margin-left="1.905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57" style:family="paragraph" style:parent-style-name="Standard">
      <style:paragraph-properties fo:margin-left="2.54cm" fo:margin-right="0cm" fo:text-align="justify" style:justify-single-word="false" fo:hyphenation-ladder-count="no-limit" fo:text-indent="1.27cm" style:auto-text-indent="false"/>
      <style:text-properties fo:language="en" fo:country="GB" style:language-complex="ar" style:country-complex="SA" fo:hyphenate="false" fo:hyphenation-remain-char-count="2" fo:hyphenation-push-char-count="2"/>
    </style:style>
    <style:style style:name="P58" style:family="paragraph" style:parent-style-name="Standard">
      <style:paragraph-properties fo:text-align="justify" style:justify-single-word="false" fo:hyphenation-ladder-count="no-limit" fo:padding-left="0cm" fo:padding-right="0cm" fo:padding-top="0.035cm" fo:padding-bottom="0cm" fo:border-left="none" fo:border-right="none" fo:border-top="0.035cm solid #000000" fo:border-bottom="none"/>
      <style:text-properties fo:language="en" fo:country="GB" style:language-complex="ar" style:country-complex="SA" fo:hyphenate="false" fo:hyphenation-remain-char-count="2" fo:hyphenation-push-char-count="2"/>
    </style:style>
    <style:style style:name="P59" style:family="paragraph" style:parent-style-name="Standard">
      <style:paragraph-properties fo:text-align="center" style:justify-single-word="false" fo:hyphenation-ladder-count="no-limit" fo:padding-left="0cm" fo:padding-right="0cm" fo:padding-top="0cm" fo:padding-bottom="0.035cm" fo:border-left="none" fo:border-right="none" fo:border-top="none" fo:border-bottom="0.035cm solid #000000"/>
      <style:text-properties fo:font-size="16pt" fo:language="en" fo:country="GB" style:font-size-asian="16pt" style:language-complex="ar" style:country-complex="SA" fo:hyphenate="false" fo:hyphenation-remain-char-count="2" fo:hyphenation-push-char-count="2"/>
    </style:style>
    <style:style style:name="P60" style:family="paragraph" style:parent-style-name="Standard">
      <style:paragraph-properties fo:text-align="justify" style:justify-single-word="false" fo:hyphenation-ladder-count="no-limit" fo:padding-left="0cm" fo:padding-right="0cm" fo:padding-top="0cm" fo:padding-bottom="0.035cm" fo:border-left="none" fo:border-right="none" fo:border-top="none" fo:border-bottom="0.035cm solid #000000"/>
      <style:text-properties fo:font-size="16pt" fo:language="en" fo:country="GB" style:font-size-asian="16pt" style:language-complex="ar" style:country-complex="SA" fo:hyphenate="false" fo:hyphenation-remain-char-count="2" fo:hyphenation-push-char-count="2"/>
    </style:style>
    <style:style style:name="P61" style:family="paragraph" style:parent-style-name="Caption">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62" style:family="paragraph" style:parent-style-name="Caption">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3" style:family="paragraph" style:parent-style-name="Heading_20_1">
      <style:paragraph-properties fo:text-align="justify" style:justify-single-word="false" fo:hyphenation-ladder-count="no-limit">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64" style:family="paragraph" style:parent-style-name="Heading_20_3">
      <style:paragraph-properties fo:text-align="justify" style:justify-single-word="false" fo:hyphenation-ladder-count="no-limit">
        <style:tab-stops>
          <style:tab-stop style:position="0cm"/>
        </style:tab-stops>
      </style:paragraph-properties>
      <style:text-properties fo:language="en" fo:country="GB" style:language-complex="ar" style:country-complex="SA" fo:hyphenate="false" fo:hyphenation-remain-char-count="2" fo:hyphenation-push-char-count="2"/>
    </style:style>
    <style:style style:name="P65"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6" style:family="paragraph" style:parent-style-name="Hide_20_text">
      <style:paragraph-properties fo:text-align="justify" style:justify-single-word="false" fo:hyphenation-ladder-count="no-limit"/>
      <style:text-properties fo:language="en" fo:country="GB" style:text-underline-style="solid" style:text-underline-width="auto" style:text-underline-color="font-color" style:language-complex="ar" style:country-complex="SA" fo:hyphenate="false" fo:hyphenation-remain-char-count="2" fo:hyphenation-push-char-count="2"/>
    </style:style>
    <style:style style:name="P67" style:family="paragraph" style:parent-style-name="Hide_20_text">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68" style:family="paragraph" style:parent-style-name="Hide_20_text">
      <style:paragraph-properties fo:margin-left="0.501cm" fo:margin-right="0cm" fo:text-align="justify" style:justify-single-word="false" fo:hyphenation-ladder-count="no-limit" fo:text-indent="0.635cm" style:auto-text-indent="false"/>
      <style:text-properties fo:language="en" fo:country="GB" style:language-complex="ar" style:country-complex="SA" fo:hyphenate="false" fo:hyphenation-remain-char-count="2" fo:hyphenation-push-char-count="2"/>
    </style:style>
    <style:style style:name="P69"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70" style:family="paragraph" style:parent-style-name="Indent_20_text">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71" style:family="paragraph" style:parent-style-name="Indent_20_text">
      <style:paragraph-properties fo:text-align="justify" style:justify-single-word="false" fo:hyphenation-ladder-count="no-limit"/>
      <style:text-properties fo:color="#ff0000" fo:language="en" fo:country="GB" style:language-complex="ar" style:country-complex="SA" fo:hyphenate="false" fo:hyphenation-remain-char-count="2" fo:hyphenation-push-char-count="2"/>
    </style:style>
    <style:style style:name="P72" style:family="paragraph" style:parent-style-name="Contents_20_1">
      <style:paragraph-properties>
        <style:tab-stops>
          <style:tab-stop style:position="15.697cm" style:type="right" style:leader-style="dotted" style:leader-text="."/>
          <style:tab-stop style:position="15.7cm" style:leader-style="dotted" style:leader-text="."/>
        </style:tab-stops>
      </style:paragraph-properties>
    </style:style>
    <style:style style:name="P73" style:family="paragraph" style:parent-style-name="Contents_20_2">
      <style:paragraph-properties>
        <style:tab-stops>
          <style:tab-stop style:position="15.344cm" style:type="right" style:leader-style="dotted" style:leader-text="."/>
          <style:tab-stop style:position="15.348cm" style:leader-style="dotted" style:leader-text="."/>
        </style:tab-stops>
      </style:paragraph-properties>
    </style:style>
    <style:style style:name="P74" style:family="paragraph" style:parent-style-name="Contents_20_3">
      <style:paragraph-properties>
        <style:tab-stops>
          <style:tab-stop style:position="14.991cm" style:type="right" style:leader-style="dotted" style:leader-text="."/>
          <style:tab-stop style:position="14.995cm" style:leader-style="dotted" style:leader-text="."/>
        </style:tab-stops>
      </style:paragraph-properties>
    </style:style>
    <style:style style:name="P75" style:family="paragraph" style:parent-style-name="Hide_20_text" style:list-style-name="WW8Num7">
      <style:paragraph-properties fo:margin-left="0cm" fo:margin-right="0cm" fo:text-align="justify" style:justify-single-word="false" fo:hyphenation-ladder-count="no-limit" fo:text-indent="0cm" style:auto-text-indent="false">
        <style:tab-stops>
          <style:tab-stop style:position="1.136cm"/>
        </style:tab-stops>
      </style:paragraph-properties>
      <style:text-properties fo:language="en" fo:country="GB" style:language-complex="ar" style:country-complex="SA" fo:hyphenate="false" fo:hyphenation-remain-char-count="2" fo:hyphenation-push-char-count="2"/>
    </style:style>
    <style:style style:name="P76" style:family="paragraph" style:parent-style-name="Hide_20_text" style:list-style-name="WW8Num7">
      <style:paragraph-properties fo:margin-left="0cm" fo:margin-right="0cm" fo:text-align="justify" style:justify-single-word="false" fo:hyphenation-ladder-count="no-limit" fo:text-indent="0cm" style:auto-text-indent="false">
        <style:tab-stops>
          <style:tab-stop style:position="1.136cm"/>
        </style:tab-stops>
      </style:paragraph-properties>
      <style:text-properties fo:language="en" fo:country="GB" style:language-complex="ar" style:country-complex="SA" fo:hyphenate="false" fo:hyphenation-remain-char-count="2" fo:hyphenation-push-char-count="2"/>
    </style:style>
    <style:style style:name="P77" style:family="paragraph" style:parent-style-name="Indent_20_text" style:list-style-name="WW8Num8">
      <style:paragraph-properties fo:margin-left="0cm" fo:margin-right="0cm" fo:text-align="justify" style:justify-single-word="false" fo:hyphenation-ladder-count="no-limit" fo:text-indent="0cm" style:auto-text-indent="false">
        <style:tab-stops>
          <style:tab-stop style:position="1.376cm"/>
        </style:tab-stops>
      </style:paragraph-properties>
      <style:text-properties fo:language="en" fo:country="GB" style:language-complex="ar" style:country-complex="SA" fo:hyphenate="false" fo:hyphenation-remain-char-count="2" fo:hyphenation-push-char-count="2"/>
    </style:style>
    <style:style style:name="P78" style:family="paragraph" style:parent-style-name="Indent_20_text" style:list-style-name="WW8Num8">
      <style:paragraph-properties fo:margin-left="0cm" fo:margin-right="0cm" fo:text-align="justify" style:justify-single-word="false" fo:hyphenation-ladder-count="no-limit" fo:text-indent="0cm" style:auto-text-indent="false">
        <style:tab-stops>
          <style:tab-stop style:position="1.376cm"/>
        </style:tab-stops>
      </style:paragraph-properties>
      <style:text-properties fo:language="en" fo:country="GB" style:language-complex="ar" style:country-complex="SA" fo:hyphenate="false" fo:hyphenation-remain-char-count="2" fo:hyphenation-push-char-count="2"/>
    </style:style>
    <style:style style:name="P79" style:family="paragraph" style:parent-style-name="Indent_20_text" style:list-style-name="WW8Num9">
      <style:paragraph-properties fo:margin-left="0cm" fo:margin-right="0cm" fo:text-align="justify" style:justify-single-word="false" fo:hyphenation-ladder-count="no-limit" fo:text-indent="0cm" style:auto-text-indent="false">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80" style:family="paragraph" style:parent-style-name="Indent_20_text" style:list-style-name="WW8Num9">
      <style:paragraph-properties fo:margin-left="0cm" fo:margin-right="0cm" fo:text-align="justify" style:justify-single-word="false" fo:hyphenation-ladder-count="no-limit" fo:text-indent="0cm" style:auto-text-indent="false">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81" style:family="paragraph" style:parent-style-name="Indent_20_text" style:list-style-name="WW8Num9">
      <style:paragraph-properties fo:margin-left="0cm" fo:margin-right="0cm" fo:text-align="justify" style:justify-single-word="false" fo:hyphenation-ladder-count="no-limit" fo:text-indent="0cm" style:auto-text-indent="false">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82" style:family="paragraph" style:parent-style-name="Indent_20_text" style:list-style-name="WW8Num9">
      <style:paragraph-properties fo:margin-left="0cm" fo:margin-right="0cm" fo:text-align="justify" style:justify-single-word="false" fo:hyphenation-ladder-count="no-limit" fo:text-indent="0cm" style:auto-text-indent="false">
        <style:tab-stops>
          <style:tab-stop style:position="1.27cm"/>
        </style:tab-stops>
      </style:paragraph-properties>
      <style:text-properties fo:hyphenate="false" fo:hyphenation-remain-char-count="2" fo:hyphenation-push-char-count="2"/>
    </style:style>
    <style:style style:name="P83" style:family="paragraph" style:parent-style-name="Indent_20_text" style:list-style-name="WW8Num9">
      <style:paragraph-properties fo:margin-left="-1.27cm" fo:margin-right="0cm" fo:text-align="justify" style:justify-single-word="false" fo:hyphenation-ladder-count="no-limit" fo:text-indent="0cm" style:auto-text-indent="false">
        <style:tab-stops>
          <style:tab-stop style:position="1.27cm"/>
        </style:tab-stops>
      </style:paragraph-properties>
      <style:text-properties fo:hyphenate="false" fo:hyphenation-remain-char-count="2" fo:hyphenation-push-char-count="2"/>
    </style:style>
    <style:style style:name="P84" style:family="paragraph" style:parent-style-name="Standard" style:list-style-name="L1">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85" style:family="paragraph" style:parent-style-name="Standard" style:list-style-name="L2">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86" style:family="paragraph" style:parent-style-name="Standard" style:list-style-name="L3">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87" style:family="paragraph" style:parent-style-name="Standard" style:list-style-name="L4">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88" style:family="paragraph" style:parent-style-name="Standard" style:list-style-name="L5">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89" style:family="paragraph" style:parent-style-name="Standard" style:list-style-name="WW8Num6">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0" style:family="paragraph" style:parent-style-name="Standard" style:list-style-name="WW8Num6">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1" style:family="paragraph" style:parent-style-name="Standard" style:list-style-name="WW8Num6">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2" style:family="paragraph" style:parent-style-name="Standard" style:list-style-name="WW8Num2">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3" style:family="paragraph" style:parent-style-name="Standard" style:list-style-name="WW8Num2">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4" style:family="paragraph" style:parent-style-name="Standard" style:list-style-name="WW8Num2">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5" style:family="paragraph" style:parent-style-name="Standard" style:list-style-name="WW8Num2">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6" style:family="paragraph" style:parent-style-name="Standard" style:list-style-name="WW8Num3">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7" style:family="paragraph" style:parent-style-name="Standard" style:list-style-name="WW8Num3">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8" style:family="paragraph" style:parent-style-name="Standard" style:list-style-name="WW8Num3">
      <style:paragraph-properties fo:text-align="justify" style:justify-single-word="false" fo:orphans="0" fo:widows="0"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99" style:family="paragraph" style:parent-style-name="Standard" style:list-style-name="WW8Num4">
      <style:paragraph-properties fo:text-align="justify" style:justify-single-word="false" fo:hyphenation-ladder-count="no-limit">
        <style:tab-stops>
          <style:tab-stop style:position="1.887cm"/>
        </style:tab-stops>
      </style:paragraph-properties>
      <style:text-properties fo:language="en" fo:country="GB" style:language-complex="ar" style:country-complex="SA" fo:hyphenate="false" fo:hyphenation-remain-char-count="2" fo:hyphenation-push-char-count="2"/>
    </style:style>
    <style:style style:name="P100" style:family="paragraph" style:parent-style-name="Standard" style:list-style-name="WW8Num4">
      <style:paragraph-properties fo:text-align="justify" style:justify-single-word="false" fo:hyphenation-ladder-count="no-limit">
        <style:tab-stops>
          <style:tab-stop style:position="1.887cm"/>
        </style:tab-stops>
      </style:paragraph-properties>
      <style:text-properties fo:language="en" fo:country="GB" style:language-complex="ar" style:country-complex="SA" fo:hyphenate="false" fo:hyphenation-remain-char-count="2" fo:hyphenation-push-char-count="2"/>
    </style:style>
    <style:style style:name="P101" style:family="paragraph" style:parent-style-name="Standard" style:list-style-name="WW8Num4">
      <style:paragraph-properties fo:text-align="justify" style:justify-single-word="false" fo:hyphenation-ladder-count="no-limit">
        <style:tab-stops>
          <style:tab-stop style:position="1.887cm"/>
        </style:tab-stops>
      </style:paragraph-properties>
      <style:text-properties fo:language="en" fo:country="GB" style:language-complex="ar" style:country-complex="SA" fo:hyphenate="false" fo:hyphenation-remain-char-count="2" fo:hyphenation-push-char-count="2"/>
    </style:style>
    <style:style style:name="P102" style:family="paragraph" style:parent-style-name="Standard" style:list-style-name="WW8Num5">
      <style:paragraph-properties fo:text-align="justify" style:justify-single-word="false" fo:hyphenation-ladder-count="no-limit">
        <style:tab-stops>
          <style:tab-stop style:position="0.635cm"/>
        </style:tab-stops>
      </style:paragraph-properties>
      <style:text-properties fo:language="en" fo:country="GB" style:language-complex="ar" style:country-complex="SA" fo:hyphenate="false" fo:hyphenation-remain-char-count="2" fo:hyphenation-push-char-count="2"/>
    </style:style>
    <style:style style:name="P103" style:family="paragraph" style:parent-style-name="Standard" style:list-style-name="WW8Num5">
      <style:paragraph-properties fo:text-align="justify" style:justify-single-word="false" fo:hyphenation-ladder-count="no-limit">
        <style:tab-stops>
          <style:tab-stop style:position="0.635cm"/>
        </style:tab-stops>
      </style:paragraph-properties>
      <style:text-properties fo:language="en" fo:country="GB" style:language-complex="ar" style:country-complex="SA" fo:hyphenate="false" fo:hyphenation-remain-char-count="2" fo:hyphenation-push-char-count="2"/>
    </style:style>
    <style:style style:name="P104" style:family="paragraph" style:parent-style-name="Standard" style:list-style-name="WW8Num5">
      <style:paragraph-properties fo:text-align="justify" style:justify-single-word="false" fo:hyphenation-ladder-count="no-limit">
        <style:tab-stops>
          <style:tab-stop style:position="0.635cm"/>
        </style:tab-stops>
      </style:paragraph-properties>
      <style:text-properties fo:language="en" fo:country="GB" style:language-complex="ar" style:country-complex="SA" fo:hyphenate="false" fo:hyphenation-remain-char-count="2" fo:hyphenation-push-char-count="2"/>
    </style:style>
    <style:style style:name="P105" style:family="paragraph" style:parent-style-name="Standard" style:master-page-name="Standard">
      <style:paragraph-properties fo:text-align="justify" style:justify-single-word="false" fo:hyphenation-ladder-count="no-limit" style:page-number="1"/>
      <style:text-properties fo:language="en" fo:country="GB" style:language-complex="ar" style:country-complex="SA" fo:hyphenate="false" fo:hyphenation-remain-char-count="2" fo:hyphenation-push-char-count="2"/>
    </style:style>
    <style:style style:name="P106" style:family="paragraph" style:parent-style-name="Standard" style:master-page-name="Convert_20_1">
      <style:paragraph-properties fo:text-align="justify" style:justify-single-word="false" fo:hyphenation-ladder-count="no-limit" style:page-number="auto"/>
      <style:text-properties fo:language="en" fo:country="GB" style:language-complex="ar" style:country-complex="SA" fo:hyphenate="false" fo:hyphenation-remain-char-count="2" fo:hyphenation-push-char-count="2"/>
    </style:style>
    <style:style style:name="P107" style:family="paragraph" style:parent-style-name="Standard" style:list-style-name="L3">
      <style:paragraph-properties fo:text-align="justify" style:justify-single-word="false" fo:hyphenation-ladder-count="no-limit" fo:break-before="page"/>
      <style:text-properties fo:language="en" fo:country="GB" fo:font-weight="bold" style:font-weight-asian="bold" style:language-complex="ar" style:country-complex="SA" fo:hyphenate="false" fo:hyphenation-remain-char-count="2" fo:hyphenation-push-char-count="2"/>
    </style:style>
    <style:style style:name="P108" style:family="paragraph" style:parent-style-name="Standard" style:list-style-name="WW8Num2">
      <style:paragraph-properties fo:margin-left="-0.018cm" fo:margin-right="0cm" fo:text-align="justify" style:justify-single-word="false" fo:hyphenation-ladder-count="no-limit" fo:text-indent="0cm" style:auto-text-indent="false">
        <style:tab-stops>
          <style:tab-stop style:position="1.905cm"/>
        </style:tab-stops>
      </style:paragraph-properties>
      <style:text-properties fo:language="en" fo:country="GB" style:language-complex="ar" style:country-complex="SA" fo:hyphenate="false" fo:hyphenation-remain-char-count="2" fo:hyphenation-push-char-count="2"/>
    </style:style>
    <style:style style:name="P109" style:family="paragraph">
      <style:paragraph-properties fo:text-align="center" style:writing-mode="lr-tb"/>
      <style:text-properties fo:font-size="24pt"/>
    </style:style>
    <style:style style:name="T1" style:family="text">
      <style:text-properties style:font-name="Palatino Bold" fo:letter-spacing="-0.005cm" fo:language="en" fo:country="GB"/>
    </style:style>
    <style:style style:name="T2" style:family="text">
      <style:text-properties style:font-name="Palatino Bold" fo:letter-spacing="-0.005cm" fo:font-weight="bold" style:font-weight-asian="bold"/>
    </style:style>
    <style:style style:name="T3" style:family="text">
      <style:text-properties fo:language="en" fo:country="GB" style:language-complex="ar" style:country-complex="SA"/>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style>
    <style:style style:name="T7" style:family="text">
      <style:text-properties fo:font-size="10pt" style:font-size-asian="10pt" style:font-weight-complex="bold"/>
    </style:style>
    <style:style style:name="T8" style:family="text">
      <style:text-properties fo:font-size="18pt" fo:font-weight="bold" style:font-size-asian="18pt" style:font-weight-asian="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color="#ff0000"/>
    </style:style>
    <style:style style:name="T12" style:family="text">
      <style:text-properties style:text-underline-style="solid" style:text-underline-width="auto" style:text-underline-color="font-color"/>
    </style:style>
    <style:style style:name="T13" style:family="text">
      <style:text-properties fo:font-weight="normal" style:font-weight-asian="normal" style:font-weight-complex="normal"/>
    </style:style>
    <style:style style:name="T14" style:family="text">
      <style:text-properties style:language-asian="zxx" style:country-asian="none"/>
    </style:style>
    <style:style style:name="T15"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4">Proje</text:span><text:span text:style-name="T4">ct: PSIMU-1</text:span></text:p>
      <text:p text:style-name="P8">Date: 2008-06-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8"/>
      <text:p text:style-name="P15"/>
      <text:p text:style-name="P17"><text:span text:style-name="T14">Requirement</text:span> Specification</text:p>
      <text:p text:style-name="P17">for</text:p>
      <text:p text:style-name="P17">PSIMU</text:p>
      <text:p text:style-name="P59"/>
      <text:p text:style-name="P6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Group:</text:p>
      <text:p text:style-name="P13">Maria Soler Climent 20074846<text:line-break/>Kim Hedegaard Madsen 20074382<text:line-break/>Lasse Lorenzen 20012001<text:line-break/>Michael Glue Schmidt Jensen 20074381</text:p>
      <text:p text:style-name="P106"><text:span text:style-name="T6">Version</text:span><text:span text:style-name="T6"> History</text:span></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Ver.</text:p>
          </table:table-cell>
          <table:table-cell table:style-name="Table1.A1" office:value-type="string">
            <text:p text:style-name="P18">Date</text:p>
          </table:table-cell>
          <table:table-cell table:style-name="Table1.A1" office:value-type="string">
            <text:p text:style-name="P18">Initials</text:p>
          </table:table-cell>
          <table:table-cell table:style-name="Table1.D1" office:value-type="string">
            <text:p text:style-name="P18">Description</text:p>
          </table:table-cell>
        </table:table-row>
        <table:table-row table:style-name="Table1.1">
          <table:table-cell table:style-name="Table1.A1" office:value-type="string">
            <text:p text:style-name="P19">1.00</text:p>
          </table:table-cell>
          <table:table-cell table:style-name="Table1.A1" office:value-type="string">
            <text:p text:style-name="P19">2008-02-14</text:p>
          </table:table-cell>
          <table:table-cell table:style-name="Table1.A1" office:value-type="string">
            <text:p text:style-name="P19">Grp. 3</text:p>
          </table:table-cell>
          <table:table-cell table:style-name="Table1.D1" office:value-type="string">
            <text:p text:style-name="P11"><text:span text:style-name="T7">F</text:span><text:span text:style-name="T7">irst version</text:span></text:p>
          </table:table-cell>
        </table:table-row>
        <table:table-row table:style-name="Table1.1">
          <table:table-cell table:style-name="Table1.A1" office:value-type="string">
            <text:p text:style-name="P18">2.00</text:p>
          </table:table-cell>
          <table:table-cell table:style-name="Table1.A1" office:value-type="string">
            <text:p text:style-name="P20">2008-06-06</text:p>
          </table:table-cell>
          <table:table-cell table:style-name="Table1.A1" office:value-type="string">
            <text:p text:style-name="P19">Grp. 3</text:p>
          </table:table-cell>
          <table:table-cell table:style-name="Table1.D1" office:value-type="string">
            <text:p text:style-name="P20">Version for Final Delivery</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
      <text:p text:style-name="P10"/>
      <text:p text:style-name="P65">Det følgende afsnit er et hjælpeafsnit til hjælp for udfyldelsen af skabelonen.</text:p>
      <text:p text:style-name="P65">Afsnittet bør derfor slettes fra den endelige udgave af kravspecifikationen.</text:p>
      <text:p text:style-name="P21"/>
      <text:p text:style-name="P14"/>
      <text:p text:style-name="P14"/>
      <text:p text:style-name="P14"/>
      <text:p text:style-name="P14"/>
      <text:p text:style-name="P14"/>
      <text:p text:style-name="P47"/>
      <text:p text:style-name="P10"><text:span text:style-name="T8">Table of </text:span><text:span text:style-name="T8">Contents</text:span></text:p>
      <text:p text:style-name="P16"/>
      <text:table-of-content text:style-name="Sect1" text:name="Table of Contents1">
        <text:table-of-content-source text:outline-level="9" text:use-index-marks="false" text:use-index-source-styles="true">
          <text:index-title-template text:style-name="Contents_5f_20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7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34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4.995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4.642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289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3.93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3.58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23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2.87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72">1. INTRODUCTION<text:tab/>4</text:p>
          <text:p text:style-name="P73">1.1 Purpose<text:tab/>4</text:p>
          <text:p text:style-name="P73">1.2 References<text:tab/>4</text:p>
          <text:p text:style-name="P73">1.3 Reading Guide<text:tab/>4</text:p>
          <text:p text:style-name="P72">2. OVERALL DESCRIPTION<text:tab/>5</text:p>
          <text:p text:style-name="P73">2.1 System Description<text:tab/>5</text:p>
          <text:p text:style-name="P74">2.1.1 System Overview<text:tab/>5</text:p>
          <text:p text:style-name="P74">2.1.2 Actor-Context Diagram<text:tab/>6</text:p>
          <text:p text:style-name="P74">2.1.3 Actor Descriptions<text:tab/>6</text:p>
          <text:p text:style-name="P74">2.1.4 Relations between Actor Roles, Job Position and Hardware<text:tab/>7</text:p>
          <text:p text:style-name="P73">2.2 System Functions<text:tab/>8</text:p>
          <text:p text:style-name="P74">2.2.1 Use Case Diagram(s)<text:tab/>8</text:p>
          <text:p text:style-name="P73">2.3 System Constraints<text:tab/>8</text:p>
          <text:p text:style-name="P73">2.4 System Future<text:tab/>8</text:p>
          <text:p text:style-name="P73">2.5 User Characteristics<text:tab/>8</text:p>
          <text:p text:style-name="P73">2.6 Development Process Requirements<text:tab/>9</text:p>
          <text:p text:style-name="P73">2.7 Customer Deliveries<text:tab/>9</text:p>
          <text:p text:style-name="P72">3. SPECIFIC REQUIREMENTS (USE CASES)<text:tab/>10</text:p>
          <text:p text:style-name="P73">3.1 Use Case #1: Generate patient simulation signals<text:tab/>10</text:p>
          <text:p text:style-name="P73">3.2 Use Case #2: Add medicine<text:tab/>10</text:p>
          <text:p text:style-name="P73">3.3 Use Case #3: Show patient information<text:tab/>12</text:p>
          <text:p text:style-name="P73">3.4 Use Case #4: Select patient information detail<text:tab/>12</text:p>
          <text:p text:style-name="P73">3.5 Use Case #5: Configure patient simulation<text:tab/>13</text:p>
          <text:p text:style-name="P72">4. EXTERNAL INTERFACE REQUIREMENTS<text:tab/>15</text:p>
          <text:p text:style-name="P73">4.1 User Interfaces<text:tab/>15</text:p>
          <text:p text:style-name="P73">4.2 Hardware Interfaces<text:tab/>15</text:p>
          <text:p text:style-name="P73">4.3 Communication Interfaces<text:tab/>15</text:p>
          <text:p text:style-name="P73">4.4 Software Interfaces<text:tab/>15</text:p>
          <text:p text:style-name="P72">5. PERFORMANCE REQUIREMENTS<text:tab/>16</text:p>
          <text:p text:style-name="P73">5.1 External events<text:tab/>16</text:p>
          <text:p text:style-name="P72">6. SYSTEM QUALITIES<text:tab/>16</text:p>
          <text:p text:style-name="P72">7. DESIGN CONSTRAINTS<text:tab/>17</text:p>
          <text:p text:style-name="P72">8. PART DELIVERIES <text:tab/>17</text:p>
          <text:p text:style-name="P72">9. Appendixes<text:tab/>18</text:p>
          <text:p text:style-name="P73">9.1 Actor Template<text:tab/>18</text:p>
          <text:p text:style-name="P73">9.2 Use Case Template<text:tab/>18</text:p>
        </text:index-body>
      </text:table-of-content>
      <text:section text:style-name="Sect2" text:name="Section2">
        <text:p text:style-name="P7"/>
        <text:h text:style-name="P49" text:outline-level="1">INTRODUCTION</text:h>
        <text:h text:style-name="P25" text:outline-level="2">Purpose</text:h>
        <text:p text:style-name="P65">Kort beskrivelse af målet for udviklingen af netop dette system. Desuden en entydig definition af systemets eller produktets navn. Leverandør (producent) og kunde samt eventuelle underleverandører identificeres. Desuden redegøres for, hvilke regler der er for indføring af ændringer i kravspecifikationen.</text:p>
        <text:p text:style-name="P10">The purpose of the project is to develop a prototype for an embedded real time system. This project concerns the development of a patient simulator system, which should simulate different signals to be used by a monitoring system.</text:p>
        <text:p text:style-name="P69"/>
        <text:h text:style-name="P25" text:outline-level="2">References</text:h>
        <text:p text:style-name="P65">Her bringes en oversigt over samtlige dokumenter, der refereres til.</text:p>
        <text:p text:style-name="P2"><text:span text:style-name="T3">[1] </text:span><text:a xlink:type="simple" xlink:href="http://kurser.iha.dk/eit/tiirts/Projekter/PSIMU-project.doc"><text:span text:style-name="Internet_20_link"><text:span text:style-name="T3">PSIMU-project.doc</text:span></text:span></text:a></text:p>
        <text:p text:style-name="P2"><text:span text:style-name="T3">[2] </text:span><text:a xlink:type="simple" xlink:href="http://kurser.iha.dk/eit/tiirts/Projekter/ProjectInterfaces.doc"><text:span text:style-name="Internet_20_link"><text:span text:style-name="T3">ProjectInterfaces.doc</text:span></text:span></text:a></text:p>
        <text:p text:style-name="P26"><text:span text:style-name="T3">[3] </text:span><text:a xlink:type="simple" xlink:href="http://www.physionet.org/physiobank/physiobank-intro.shtml"><text:span text:style-name="Internet_20_link"><text:span text:style-name="T3">http://www.physionet.org/physiobank/physiobank-intro.shtml</text:span></text:span></text:a></text:p>
        <text:h text:style-name="P25" text:outline-level="2">Reading Guide</text:h>
        <text:p text:style-name="P65">Kort beskrivelse af det resterende indhold af kravspecifikationen.</text:p>
        <text:p text:style-name="P29"/>
        <text:p text:style-name="P32">This document describes the system that has to be developed and the requirements that it has to meet.</text:p>
        <text:p text:style-name="P32"/>
        <text:p text:style-name="P32">First of all, the is a description of the system, with description of the different actors and the constraints of the system.</text:p>
        <text:p text:style-name="P32">Then there is a detailed description of the functional requirements, which is done using the use case technique. A description of the external interfaces follows.</text:p>
        <text:p text:style-name="P32">After this, there are the performance and quality requirements, followed by the designed constraints and the expected partial deliveries.</text:p>
        <text:p text:style-name="P32">Finally, there are some appendices with the templates used for describing actors and use cases.</text:p>
        <text:h text:style-name="P49" text:outline-level="1">OVERALL DESCRIPTION</text:h>
        <text:p text:style-name="P65">Dette afsnit i kravspecifikation skal give et overordnet billede af kravene til det ønskede system samt de omgivelser systemet skal fungere i.</text:p>
        <text:h text:style-name="P25" text:outline-level="2">System Description</text:h>
        <text:p text:style-name="P10"/>
        <text:p text:style-name="P10">The company World Wide Medico (WWM) wants to develop a new generation of Patient simulator systems.</text:p>
        <text:p text:style-name="P10"/>
        <text:p text:style-name="P10">Patient simulator should as a minimum generate an analogue Electro Cardio Gram (ECG) signal from real-life sampled patient signal files.</text:p>
        <text:p text:style-name="P10"/>
        <text:p text:style-name="P10">The patient simulator should use data from PhysioBank (see below) which is a collection of databases with signals from real patients.</text:p>
        <text:p text:style-name="P10"/>
        <text:p text:style-name="P2"><text:span text:style-name="T3">For further information about the PhysioBank see </text:span><text:a xlink:type="simple" xlink:href="http://www.physionet.org/physiobank/physiobank-intro.shtml"><text:span text:style-name="Internet_20_link"><text:span text:style-name="T3">link</text:span></text:span></text:a><text:span text:style-name="T3">.</text:span></text:p>
        <text:p text:style-name="P10"/>
        <text:h text:style-name="P64" text:outline-level="3">System Overview</text:h>
        <text:p text:style-name="P10"/>
        <text:p text:style-name="P65">Her vil det ofte være hensigtsmæssigt at vise en skitse af det totale system.</text:p>
        <text:p text:style-name="P10"/>
        <text:p text:style-name="P12"><draw:frame draw:style-name="fr1" draw:name="graphics1" text:anchor-type="as-char" svg:width="9.208cm" svg:height="7.26cm" draw:z-index="0"><draw:image xlink:href="Pictures/2000004300001F1600001884FB900FAC.wmf" xlink:type="simple" xlink:show="embed" xlink:actuate="onLoad"/></draw:frame></text:p>
        <text:p text:style-name="P61">Figure <text:sequence text:ref-name="refFigure0" text:name="Figure" text:formula="ooow:Figure+1" style:num-format="1">1</text:sequence>. System Overview Diagram</text:p>
        <text:p text:style-name="P10"/>
        <text:h text:style-name="P64" text:outline-level="3" text:is-list-header="true"/>
        <text:h text:style-name="P50" text:outline-level="3">Actor-Context Diagram</text:h>
        <text:p text:style-name="P10"/>
        <text:p text:style-name="P65">Her indsættes et aktør-kontekst diagram, der viser det system der skal udvikles som en kasse, der navngives med det officielle navn for systemet. Desuden viser diagrammet de aktører som systemet skal kommunikere med dvs. de eksterne systemer eller personer som systemet skal kommunikere med.</text:p>
        <text:p text:style-name="P10"/>
        <text:p text:style-name="P10"/>
        <text:p text:style-name="P12"><draw:frame draw:style-name="fr1" draw:name="graphics2" text:anchor-type="as-char" svg:width="11.864cm" svg:height="7.599cm" draw:z-index="34"><draw:image xlink:href="Pictures/200000490000280F000019A9BDA0579C.wmf" xlink:type="simple" xlink:show="embed" xlink:actuate="onLoad"/></draw:frame></text:p>
        <text:p text:style-name="P61">Figure <text:sequence text:ref-name="refFigure1" text:name="Figure" text:formula="ooow:Figure+1" style:num-format="1">2</text:sequence>. Actor-Context Diagram</text:p>
        <text:h text:style-name="P64" text:outline-level="3">Actor Descriptions</text:h>
        <text:p text:style-name="P65">For hver aktør på aktør-kontekst diagrammet gives der her en kort beskrivelse af aktørens rolle overfor systemet. Der anvendes her en standardskabelon, der også findes i afsnittet bilag (her uden hjælpetekster)</text:p>
        <text:p text:style-name="P8"/>
        <text:p text:style-name="P8"/>
        <text:list text:style-name="L1">
          <text:list-item>
            <text:p text:style-name="P84">Actor Name:<text:tab/><text:span text:style-name="T13">LMON</text:span></text:p>
          </text:list-item>
        </text:list>
        <text:p text:style-name="P65">her angives aktørens navn, der skal være det samme som på aktør-kontekst diagrammet. Aktører navngives altid med navneord i ental.</text:p>
        <text:p text:style-name="P69"/>
        <text:p text:style-name="P36">Type [primary / secondary]:<text:span text:style-name="T13"> secondary</text:span></text:p>
        <text:p text:style-name="P41">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42"/>
        <text:p text:style-name="P37"><text:span text:style-name="T4">Description: </text:span><text:span text:style-name="T13">The LMON is a patient monitor. LMON can monitor the patient signals that PSIMU are generating. </text:span></text:p>
        <text:p text:style-name="P41">her gives den egentlige beskrivelse af aktøren, der skal supplere det korte navn på aktør-kontekst diagrammet.</text:p>
        <text:p text:style-name="P42"/>
        <text:p text:style-name="P36">Number of concurrent actors: <text:span text:style-name="T13">1</text:span></text:p>
        <text:p text:style-name="P38"/>
        <text:p text:style-name="P36"/>
        <text:p text:style-name="P65">Her angives antallet af samtidige aktører der kan kommunikere med systemet.</text:p>
        <text:list text:style-name="L2">
          <text:list-item>
            <text:p text:style-name="P85">Actor Name:<text:tab/><text:span text:style-name="T13">IPUMP</text:span></text:p>
          </text:list-item>
        </text:list>
        <text:p text:style-name="P65">her angives aktørens navn, der skal være det samme som på aktør-kontekst diagrammet. Aktører navngives altid med navneord i ental.</text:p>
        <text:p text:style-name="P69"/>
        <text:p text:style-name="P36">Type [primary / secondary]: <text:span text:style-name="T13">primary</text:span></text:p>
        <text:p text:style-name="P41">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42"/>
        <text:p text:style-name="P36">Description: <text:span text:style-name="T13">As secondary system there has the option to add medicine to the PSIMU, and thus have influence on the signals that the PSIMU generates.</text:span></text:p>
        <text:p text:style-name="P41">her gives den egentlige beskrivelse af aktøren, der skal supplere det korte navn på aktør-kontekst diagrammet.</text:p>
        <text:p text:style-name="P42"/>
        <text:p text:style-name="P36">Number of concurrent actors: <text:span text:style-name="T13">1</text:span></text:p>
        <text:p text:style-name="P41">Her angives antallet af samtidige aktører der kan kommunikere med systemet.</text:p>
        <text:p text:style-name="P43"/>
        <text:p text:style-name="P43"/>
        <text:list text:style-name="L3">
          <text:list-header>
            <text:p text:style-name="P86"/>
          </text:list-header>
          <text:list-item>
            <text:p text:style-name="P107">Actor Name:<text:span text:style-name="T13"><text:tab/>Nurse</text:span></text:p>
          </text:list-item>
        </text:list>
        <text:p text:style-name="P65">her angives aktørens navn, der skal være det samme som på aktør-kontekst diagrammet. Aktører navngives altid med navneord i ental.</text:p>
        <text:p text:style-name="P69"/>
        <text:p text:style-name="P36">Type [primary / secondary]:<text:span text:style-name="T13"> primary</text:span></text:p>
        <text:p text:style-name="P41">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42"/>
        <text:p text:style-name="P37"><text:span text:style-name="T4">Description: </text:span><text:span text:style-name="T13">The Nurse can view the patient signals, and adjust the PSIMU to show the information that he/she wants.</text:span></text:p>
        <text:p text:style-name="P41">her gives den egentlige beskrivelse af aktøren, der skal supplere det korte navn på aktør-kontekst diagrammet.</text:p>
        <text:p text:style-name="P42"/>
        <text:p text:style-name="P36">Number of concurrent actors: <text:span text:style-name="T13">1</text:span></text:p>
        <text:p text:style-name="P38"/>
        <text:p text:style-name="P41">Her angives antallet af samtidige aktører der kan kommunikere med systemet.</text:p>
        <text:p text:style-name="P43"/>
        <text:list text:style-name="L4">
          <text:list-item>
            <text:p text:style-name="P87">Actor Name:<text:span text:style-name="T13"><text:tab/>Operator</text:span></text:p>
          </text:list-item>
        </text:list>
        <text:p text:style-name="P65">her angives aktørens navn, der skal være det samme som på aktør-kontekst diagrammet. Aktører navngives altid med navneord i ental.</text:p>
        <text:p text:style-name="P69"/>
        <text:p text:style-name="P36">Type [primary / secondary]: <text:span text:style-name="T13">primary</text:span></text:p>
        <text:p text:style-name="P41">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42"/>
        <text:p text:style-name="P36">Description: <text:span text:style-name="T13">The Operator is responsible for adjusting and fine-tuning the PSIMU. Every time a new PSIMU simulation is to be run, the Operator has to adjust the needed features.</text:span></text:p>
        <text:p text:style-name="P41">her gives den egentlige beskrivelse af aktøren, der skal supplere det korte navn på aktør-kontekst diagrammet.</text:p>
        <text:p text:style-name="P42"/>
        <text:p text:style-name="P36">Number of concurrent actors: <text:span text:style-name="T13">1</text:span></text:p>
        <text:p text:style-name="P41">Her angives antallet af samtidige aktører der kan kommunikere med systemet.</text:p>
        <text:p text:style-name="P43"/>
        <text:p text:style-name="P41">Her angives antallet af samtidige aktører der kan kommunikere med systemet.</text:p>
        <text:p text:style-name="P43"/>
        <text:list text:style-name="L5">
          <text:list-item>
            <text:p text:style-name="P88"><text:span text:style-name="T4">Actor Name:<text:tab/></text:span><text:span text:style-name="T13">Remote Operator</text:span></text:p>
          </text:list-item>
        </text:list>
        <text:p text:style-name="P65">her angives aktørens navn, der skal være det samme som på aktør-kontekst diagrammet. Aktører navngives altid med navneord i ental.</text:p>
        <text:p text:style-name="P69"/>
        <text:p text:style-name="P36">Type [primary / secondary]:<text:span text:style-name="T13"> primary</text:span></text:p>
        <text:p text:style-name="P41">her angives aktørens type. En primær aktør er den aktør, der har et mål der ønskes opfyldt af systemet. En sekundær aktør er en aktør, der deltager i en Use Case for at opfylde målet for en primær aktør. En aktør kan undertiden både være primær og sekundær.</text:p>
        <text:p text:style-name="P42"/>
        <text:p text:style-name="P37"><text:span text:style-name="T4">Description: </text:span><text:span text:style-name="T13">The Remote Operator is responsible for adjusting and fine-tuning the PSIMU. Every time a new PSIMU simulation is to be run, the remote Operator has to adjust the needed features.</text:span></text:p>
        <text:p text:style-name="P41">her gives den egentlige beskrivelse af aktøren, der skal supplere det korte navn på aktør-kontekst diagrammet.</text:p>
        <text:p text:style-name="P42"/>
        <text:p text:style-name="P36">Number of concurrent actors:<text:span text:style-name="T13"> 1</text:span></text:p>
        <text:p text:style-name="P43"/>
        <text:h text:style-name="P64" text:outline-level="3">Relations between Actor Roles, Job Position and Hardware</text:h>
        <text:p text:style-name="P65">Det er generelt en god idee at beskrive aktører ud fra en rollebetragtning. Da dette ofte medfører nogle for kunden abstrakte aktører kan man her f.eks. ved hjælp af en tabel beskrive sammenhængen mellem aktørrollerne og de aktuelle stillingskategorier. Tilsvarende kan man også for Hardware operere med forskellige logiske roller som kan være realiseret i den samme fysiske hardware.</text:p>
        <text:p text:style-name="P10"/>
        <text:p text:style-name="P69">The following table shows the relations between a given job position and the roles played by the given person. Use X for a primary role and (X) for a more secondary role.</text:p>
        <text:p text:style-name="P6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Actor /</text:p>
              <text:p text:style-name="P29">Job Position</text:p>
            </table:table-cell>
            <table:table-cell table:style-name="Table2.A1" office:value-type="string">
              <text:p text:style-name="P30">Operator</text:p>
            </table:table-cell>
            <table:table-cell table:style-name="Table2.C1" office:value-type="string">
              <text:p text:style-name="P30">Nurse</text:p>
            </table:table-cell>
          </table:table-row>
          <table:table-row table:style-name="Table2.1">
            <table:table-cell table:style-name="Table2.A1" office:value-type="string">
              <text:p text:style-name="P30">Nurse</text:p>
            </table:table-cell>
            <table:table-cell table:style-name="Table2.A1" office:value-type="string">
              <text:p text:style-name="P30"/>
            </table:table-cell>
            <table:table-cell table:style-name="Table2.C1" office:value-type="string">
              <text:p text:style-name="P30">X</text:p>
            </table:table-cell>
          </table:table-row>
          <table:table-row table:style-name="Table2.1">
            <table:table-cell table:style-name="Table2.A1" office:value-type="string">
              <text:p text:style-name="P30">Operator</text:p>
            </table:table-cell>
            <table:table-cell table:style-name="Table2.A1" office:value-type="string">
              <text:p text:style-name="P30">X</text:p>
            </table:table-cell>
            <table:table-cell table:style-name="Table2.C1" office:value-type="string">
              <text:p text:style-name="P30"/>
            </table:table-cell>
          </table:table-row>
          <table:table-row table:style-name="Table2.1">
            <table:table-cell table:style-name="Table2.A1" office:value-type="string">
              <text:p text:style-name="P30"/>
            </table:table-cell>
            <table:table-cell table:style-name="Table2.A1" office:value-type="string">
              <text:p text:style-name="P30"/>
            </table:table-cell>
            <table:table-cell table:style-name="Table2.C1" office:value-type="string">
              <text:p text:style-name="P30"/>
            </table:table-cell>
          </table:table-row>
        </table:table>
        <text:p text:style-name="P69"/>
        <text:p text:style-name="P69">Figure <text:sequence text:ref-name="refFigure2" text:name="Figure" text:formula="ooow:Figure+1" style:num-format="1">3</text:sequence>. Relations between actor roles and job positions</text:p>
        <text:p text:style-name="P69"/>
        <text:h text:style-name="P25" text:outline-level="2" text:is-list-header="true"/>
        <text:h text:style-name="P51" text:outline-level="2">System Functions</text:h>
        <text:p text:style-name="P65">En beskrivelse af systemets hovedfunktioner. Dette afsnit skal give et overblik over systemets funktioner, samt hvordan de er relateret til hinanden. Det må ikke opfattes som et krav til det senere design. I øvrigt bør dette afsnit ikke indeholde specifikke krav, men snarere forklare, hvorfor disse er nødvendige.</text:p>
        <text:p text:style-name="P35">The system functions are found and described by the Use Case technique. The following diagrams show the system functionality expressed in one or more Use case diagrams. The purpose of these diagrams is to give an overview of the wanted system functionality. Each of the Use Cases on the diagrams is specified in detail in chapter 3. Specific Requirements.</text:p>
        <text:h text:style-name="P64" text:outline-level="3">Use Case Diagram(s)</text:h>
        <text:p text:style-name="P65">Her indsættes et eller flere Use Case diagrammer – alt efter systemets størrelse. For større systemer er det ofte en gode idee at anvende et UML pakkediagram til at foretage en gruppering af Use Casene. Dette kan gøres på mange forskellige måder f.eks. ud fra logiske sammenhørende Use Cases.</text:p>
        <text:p text:style-name="P10"/>
        <text:p text:style-name="P10"><draw:frame draw:style-name="fr2" draw:name="grafik5" text:anchor-type="as-char" svg:width="15.575cm" svg:height="10.874cm" draw:z-index="35"><draw:image xlink:href="Pictures/200001AD00003CD800002A7C89295CC4.svm" xlink:type="simple" xlink:show="embed" xlink:actuate="onLoad"/></draw:frame></text:p>
        <text:p text:style-name="P62">Figure <text:sequence text:ref-name="refFigure3" text:name="Figure" text:formula="ooow:Figure+1" style:num-format="1">4</text:sequence>. Use Case Diagram</text:p>
        <text:h text:style-name="P25" text:outline-level="2">System Constraints</text:h>
        <text:p text:style-name="P33">Beskrivelse af de begrænsninger, som gælder for det endelige system. Det er vigtigt at specificere, hvad systemet <text:span text:style-name="T9">ikke</text:span> skal kunne. Især de punkter, hvor det er nærliggende at tro, at disse funktioner er underforståede.</text:p>
        <text:p text:style-name="P29"/>
        <text:h text:style-name="P25" text:outline-level="2">System Future</text:h>
        <text:p text:style-name="P65">Overvejelser over fremtidige udvidelsesmuligheder skal anføres her. Disse funktioner må ikke opfattes som krav, men som en ekstra oplysning til det efterfølgende design. Ved en senere revision af produktet (i vedligeholdelsesfasen) kan det være nyttigt at se tilbage på dette og foregående afsnit. Det kan desuden være relevant at angive programmellets forventede levetid.</text:p>
        <text:p text:style-name="P6">The system has to be designed to handle remote users in the future, that will be able to control the simulator system and monitor a collection of simulators.</text:p>
        <text:h text:style-name="P24" text:outline-level="2">User Characteristics</text:h>
        <text:p text:style-name="P65">Profil af den/de brugergrupper, som skal betjene systemet. Af hensyn til betjeningsvenligheden i det endelige system er det vigtigt at gøre sig klart, hvilke brugergrupper, der skal betjene systemet. Samt hvor ofte de enkelte brugergrupper vil have adgang.</text:p>
        <text:p text:style-name="P28">The PSIMU will be used for simulating patients to train medical students, researchers and nurses. </text:p>
        <text:h text:style-name="P24" text:outline-level="2" text:is-list-header="true"/>
        <text:h text:style-name="P52" text:outline-level="2">Development Process Requirements</text:h>
        <text:p text:style-name="P65">Disse krav kan være fra såvel eksterne krav fra kunden som interne krav fra leverandøren, men gælder specielt udviklingsprocessen. Det skal bemærkes, at disse krav kan begrænse SW udviklerens frihed og bør vurderes kritisk førend de medtages. Det kan eksempelvis være bestemte udviklingsmetoder eller standarder, der skal følges (udviklingsmodel, designmetode, programmeringssprog, krav om review, overholdelse af bestemte standarder). Det kan desuden omfatte krav til hvilken dokumentation, der skal udarbejdes (program, vedligeholdelse, installation, service, bruger)</text:p>
        <text:p text:style-name="P6">The development of the system should be done using a development process which combines ROPES and SCRUM.</text:p>
        <text:p text:style-name="P29"/>
        <text:h text:style-name="P25" text:outline-level="2">Customer Deliveries</text:h>
        <text:p text:style-name="P65">Her anføres det, kundens skal have, samt hvordan leveringen gennemføres. Jævnfør foregående punkt kan der her anføres, hvilke dele af dokumentationen, der skal udleveres til kunden. I visse tilfælde vil det desuden være relevant at specificere på hvilket medie/format, softwaren skal leveres.</text:p>
        <text:p text:style-name="P10">The project group should define the requirements for the system using the use case technique. The requirements should be coordinated with the other development groups developing the local monitoring system (LMON) and the infusion pump system (IPUMP).</text:p>
        <text:p text:style-name="P10"/>
        <text:p text:style-name="P10">After defining the requirements the group should define minimum two project deliveries based on the defined use cases.</text:p>
        <text:p text:style-name="P10"/>
        <text:p text:style-name="P10">Develop an architecture model, which could cover the defined requirements.</text:p>
        <text:p text:style-name="P10"/>
        <text:p text:style-name="P10">Design, implement and test the first delivery using OO technology.</text:p>
        <text:p text:style-name="P29"/>
        <text:h text:style-name="P25" text:outline-level="2" text:is-list-header="true"/>
        <text:p text:style-name="P33">Her kan de forudsætninger beskrives, som er gældende for udviklingen af systemet. Det kan være bestemte ting, som leverandøren forudsætter et til stede for at kunne gennemføre projektet, f.eks. operativsystem, hardware, kunderepræsentant. Der kunne være tale om et eksisterende system, der skulle udbygges, hvor kunden i så fald måtte stille systemet til rådighed for test mv.</text:p>
        <text:p text:style-name="P29"/>
        <text:h text:style-name="P49" text:outline-level="1"><text:bookmark-start text:name="_Ref522584595"/>SPECIFIC REQUIREMENTS (USE CASES<text:bookmark-end text:name="_Ref522584595"/>)</text:h>
        <text:p text:style-name="P65">Denne del af kravspecifikationen er den største og skal indeholde detailinformation for de enkelte krav.</text:p>
        <text:p text:style-name="P65">De funktionelle krav er her fundet og beskrevet vha. Use Case teknikken. For hver Use Case findes der et underafsnit der specificerer kravene til netop denne Use Case. Hver Use Case beskrives ved at udfylde en standard skabelon. . Standardskabelonen findes i afsnittet bilag (her uden hjælpetekster)</text:p>
        <text:h text:style-name="P25" text:outline-level="2">Use Case #1: Generate patient simulation signals</text:h>
        <text:p text:style-name="P65">Use Case nummer: hver use case nummereres fortløbende.</text:p>
        <text:p text:style-name="P65">Use Case type: hvis skabelonen er udfyldt for en include, extend eller specialiseret Use Case – så tilføjes følgende bogstav efter Use Case nummeret xx: <text:line-break/> <text:tab/>xx-I for en include, xx-E for en extend og <text:s/>xx-S for en specialiseret Use Case.<text:line-break/>For de øvrige Use Cases anvendes kun nummeret.</text:p>
        <text:p text:style-name="P65">Navn: er her navnet på Use Casen som angivet på Use Case diagrammet. En Use Case navngives med et udsagnsord, der virker på et navneord ”Hæv Penge” .</text:p>
        <text:p text:style-name="P65">Hver af de følgende punkter udfyldes for den aktuelle Use Case. Er der ingen krav til et af disse underpunkter så <text:s/>angives det med ’Ingen’.</text:p>
        <text:p text:style-name="P8">Goal:</text:p>
        <text:p text:style-name="P33">Her gives selve målet med Use Casen. Beskrivelsen skal supplerer og uddybe den information der ligger i selve navnet (typisk 1-3 linier tekst).</text:p>
        <text:p text:style-name="P29">To generate patient signal which are similar to whose from a real patient.</text:p>
        <text:p text:style-name="P8">Initiation:</text:p>
        <text:p text:style-name="P65">Her angives hvem der initierer Use Casen, dvs. en aktør (eller flere) eller om det er en systeminitieret Use Case. I nogle tilfælde kan der være flere alternative aktører, der kan initiere en Use Case.</text:p>
        <text:p text:style-name="P10">The generation of patient signals is initiated by the operator.</text:p>
        <text:p text:style-name="P8">Actors and Stake Holders:</text:p>
        <text:p text:style-name="P65">Her opremses de aktører, der indgår i Use Casen samt de øvrige interessenter, der måtte have interesse i denne specifikke Use Case</text:p>
        <text:p text:style-name="P10">Operator and LMON</text:p>
        <text:p text:style-name="P8">No of concurrent instances:</text:p>
        <text:p text:style-name="P65">I dette felt angives om der kan være flere samtidige forekomster af den samme Use Case under udførelse. Dette kan forekomme f.eks. hvis der er flere samtidige aktører eller hvis den samme aktør kan have flere udførelser af den samme Use Case i gang.</text:p>
        <text:p text:style-name="P10">1</text:p>
        <text:p text:style-name="P8">Frequency:</text:p>
        <text:p text:style-name="P65">Her angives hvor ofte denne Use Case udføres, er det f.eks. 1 gang pr. dag eller 20 gange pr. time. Dette er ofte et skøn.</text:p>
        <text:p text:style-name="P10">The can have a frequency from &lt;1min to several hours.</text:p>
        <text:p text:style-name="P10"><text:span text:style-name="T4">Non functional requirements</text:span><text:span text:style-name="T4">:</text:span></text:p>
        <text:p text:style-name="P65">Under dette punkt angives de ikke funktionelle krav der kan relateres til netop denne Use Case. Det kan f.eks. være tidskrav eller volumenkrav.</text:p>
        <text:p text:style-name="P10">The signals generated from the use case must have a frequency of 360 Hz which is the frequency in which the signals are available.</text:p>
        <text:p text:style-name="P8">References:</text:p>
        <text:p text:style-name="P65">Her angives specifikke referencer, der er relevante for netop denne Use Case<text:span text:style-name="T11">.</text:span></text:p>
        <text:p text:style-name="P2"><text:span text:style-name="T3">The files with the patient signal can be <text:s/>found here e.g. </text:span><text:a xlink:type="simple" xlink:href="http://www.physionet.org/physiobank/database/mitdb/"><text:span text:style-name="Internet_20_link"><text:span text:style-name="T3">MIT-BIH Arrhythmia Database</text:span></text:span></text:a></text:p>
        <text:p text:style-name="P8">Preconditions:</text:p>
        <text:p text:style-name="P65">Her angives de forudsætninger der skal være opfyldt for at Use Casen beskrivelsen er gældende. En forudsætning kan f.eks. være at en anden Use Case skal være udført. Opfyldelse af en startbetingelse betyder ikke at Use Casen bliver udført med det ønskede resultat.</text:p>
        <text:p text:style-name="P10">The system be up and running.</text:p>
        <text:p text:style-name="P8">Postconditions by success:</text:p>
        <text:p text:style-name="P65">Her angives slutresultat for en Use Case udført med succes.</text:p>
        <text:p text:style-name="P65">Der angives de ændringer af systemets og omgivelsernes tilstand, der er resultatet af at <text:span text:style-name="T12">Use Case har opfyldt sit mål.</text:span></text:p>
        <text:p text:style-name="P10">Generation of patient signals</text:p>
        <text:p text:style-name="P8">Postconditions by failures:</text:p>
        <text:p text:style-name="P65">Her angives slutresultat for en Use Case, der ikke har opfyldt sit mål.</text:p>
        <text:p text:style-name="P66">Der angives de ændringer af systemet og omgivelserne der gælder når Use Casen ikke har opnået <text:s/>det forventede resultat – typisk ved at en af de angivne undtagelser er forekommet.</text:p>
        <text:p text:style-name="P10">No patient signals.</text:p>
        <text:p text:style-name="P8"/>
        <text:p text:style-name="P8">Main Scenario:</text:p>
        <text:p text:style-name="P65">Det største afsnit, hvor kravene til Use Casen beskrives. Normalforløbet beskriver solskinsscenariet, hvor alt går efter planen og målet med Use Casen opfyldes. De øvrige scenarier beskrives som undtagelser til normalforløbet.</text:p>
        <text:p text:style-name="P65">Hver ny funktionalitet beskrives som en trin på en ny linie, der nummereres med et fortløbende nummer. Det angives i hvert trin om det er aktøren eller om det er systemet der har initiativet. Hver trin (sætning) beskrives i nutid og skal føre et trin frem mod slutmålet.</text:p>
        <text:p text:style-name="P65">UNDTAGELSER (omhandler også næste pkt.) kan angives på følgende to måder:</text:p>
        <text:list text:style-name="WW8Num7">
          <text:list-item>
            <text:p text:style-name="P75">Indrykket efter et givet trin med navnet på undtagelsen i firkantede paranteser med kursiv</text:p>
          </text:list-item>
        </text:list>
        <text:p text:style-name="P68">Eksempel:<text:tab/>5. Systemet validerer den indtastede webformular</text:p>
        <text:p text:style-name="P67">[manglende parametre]</text:p>
        <text:p text:style-name="P65">Under undtagelser angives:</text:p>
        <text:p text:style-name="P65"><text:span text:style-name="T10">manglende parametre: </text:span>her beskrives hvordan denne situation skal behandles</text:p>
        <text:list text:style-name="WW8Num7" text:continue-numbering="true">
          <text:list-item>
            <text:p text:style-name="P75">Alternativt at undtagelserne udelukkende er anført under feltet undtagelser med reference til trinnets nummer efterfulgt af bogstavet a for den første undtagelser, b for den næste etc. For det viste eksemplet vil der her under undtagelser stå: 5a. manglende parametre: <text:s/>og hvordan denne situation behandles.</text:p>
          </text:list-item>
        </text:list>
        <text:p text:style-name="P65">VARIANTER: For nogle Use Cases kan der være flere ”normalforløb”, der er varianter over det samme forløb. F.eks. for pengeautomat Use Casen: Hæv penge: hvor en variant er om man ønsker en kvittering eller ej. En sådan variant kan beskrives under normalforløbet ved at anvende store bogstaver efter trinnummeret. F.eks. 2B. Kunden vælger at få en kvittering. 2.B.1. Systemet udskriver kvitteringen med hævet beløb samt ny saldo.</text:p>
        <text:p text:style-name="P10"/>
        <text:list text:style-name="WW8Num6">
          <text:list-item>
            <text:p text:style-name="P89">Operator selects an input file.</text:p>
          </text:list-item>
          <text:list-item>
            <text:p text:style-name="P89">System reads the file and starts to generate signal.</text:p>
          </text:list-item>
        </text:list>
        <text:p text:style-name="P39">[Operator selects a new file]</text:p>
        <text:p text:style-name="P39">[The file can not be read]</text:p>
        <text:list text:style-name="WW8Num6" text:continue-numbering="true">
          <text:list-item>
            <text:p text:style-name="P89">LMON is able to monitor the signals.</text:p>
          </text:list-item>
        </text:list>
        <text:p text:style-name="P10"/>
        <text:p text:style-name="P8">Extensions:</text:p>
        <text:p text:style-name="P65">Her angives hvad der skal ske for de forskellige undtagelser, der er angivet under beskrivelsen.</text:p>
        <text:p text:style-name="P69"><text:span text:style-name="T9">Operator selects a new file</text:span><text:span text:style-name="T9">:</text:span>:</text:p>
        <text:p text:style-name="P69">Generation of signals stopped until a new file is selected.</text:p>
        <text:p text:style-name="P45">The file can not be read:</text:p>
        <text:p text:style-name="P46">No generation of patient signals are performed. Operator is able to select another file.</text:p>
        <text:p text:style-name="P70"/>
        <text:h text:style-name="P25" text:outline-level="2">Use Case #2: Add medicine</text:h>
        <text:p text:style-name="P65">her og i de efterfølgende - kopieres Use Case skabelonen fra bilaget, der er uden hjælpetekster</text:p>
        <text:p text:style-name="P8">Goal:</text:p>
        <text:p text:style-name="P10">Add medicine to the simulated patient and provoke a reaction.</text:p>
        <text:p text:style-name="P69"/>
        <text:p text:style-name="P8">Initiation:</text:p>
        <text:p text:style-name="P10">Initiated by an external system, IPUMP.</text:p>
        <text:p text:style-name="P10"/>
        <text:p text:style-name="P8">Actors and Stake Holders:</text:p>
        <text:p text:style-name="P10">One actor, the system IPUMP. The use case only influences the system itself.</text:p>
        <text:p text:style-name="P10"><text:soft-page-break/></text:p>
        <text:p text:style-name="P8">No of concurrent instances:</text:p>
        <text:p text:style-name="P10">There should be only one concurrent instance at a time, to be able to predict the reaction of the user when a medicine is applied.</text:p>
        <text:p text:style-name="P10"/>
        <text:p text:style-name="P8">Frequency:</text:p>
        <text:p text:style-name="P10">This use case does not have a periodicity; it can occur as often as the external system decides to. The only constrain is the concurrency.</text:p>
        <text:p text:style-name="P10"/>
        <text:p text:style-name="P8">Preconditions:</text:p>
        <text:p text:style-name="P10">The simulated patient (the system) is ready to receive medicine. That means that no other operation is being done to it, being these another medicine addition or the configuration of the patient.</text:p>
        <text:p text:style-name="P10"/>
        <text:p text:style-name="P8">Postconditions by success:</text:p>
        <text:p text:style-name="P10">The simulated patient goes to ready state again.</text:p>
        <text:p text:style-name="P10"/>
        <text:p text:style-name="P8">Postconditions by failures:</text:p>
        <text:p text:style-name="P10">The signals of the patient are as they were before trying to apply any medicine, and the patient goes to ready state.</text:p>
        <text:p text:style-name="P8"/>
        <text:p text:style-name="P8">Main Scenario:</text:p>
        <text:p text:style-name="P10"/>
        <text:list text:style-name="WW8Num2">
          <text:list-item>
            <text:p text:style-name="P92">IPUMP starts communication and sends medicine information to the system.</text:p>
          </text:list-item>
        </text:list>
        <text:p text:style-name="P40">[IPUMP cancels communication]</text:p>
        <text:list text:style-name="WW8Num2" text:continue-numbering="true">
          <text:list-item>
            <text:p text:style-name="P92">The system receives the data</text:p>
          </text:list-item>
        </text:list>
        <text:p text:style-name="P40">[Data not received due to communication problems]</text:p>
        <text:list text:style-name="WW8Num2" text:continue-numbering="true">
          <text:list-item>
            <text:p text:style-name="P92">The system parses the data</text:p>
          </text:list-item>
        </text:list>
        <text:p text:style-name="P40">[The data received is not valid]</text:p>
        <text:list text:style-name="WW8Num2" text:continue-numbering="true">
          <text:list-item>
            <text:p text:style-name="P92">The system applies the medicine to the simulated patient (simulates the response to it)</text:p>
          </text:list-item>
        </text:list>
        <text:p text:style-name="P40">[There are internal problems in applying the medicine]</text:p>
        <text:p text:style-name="P10"/>
        <text:p text:style-name="P8">Extensions:</text:p>
        <text:p text:style-name="P10"/>
        <text:p text:style-name="P69"><text:span text:style-name="T10">IPUMP cancels communication</text:span>:</text:p>
        <text:p text:style-name="P43">The system returns to ready state.</text:p>
        <text:p text:style-name="P43"/>
        <text:p text:style-name="P69"><text:span text:style-name="T10">Data not received due to communication problems</text:span>:</text:p>
        <text:p text:style-name="P44">The system returns to ready state.</text:p>
        <text:p text:style-name="P44"/>
        <text:p text:style-name="P69"><text:span text:style-name="T10">The data received is not valid</text:span>:</text:p>
        <text:p text:style-name="P44">The system returns to ready state.</text:p>
        <text:p text:style-name="P44"/>
        <text:p text:style-name="P69"><text:span text:style-name="T10">There are internal problems in applying the medicine</text:span>:</text:p>
        <text:p text:style-name="P44">The system returns to ready state after repairing the changed values. The system has to look as before applying the medicine</text:p>
        <text:p text:style-name="P10"/>
        <text:h text:style-name="P25" text:outline-level="2"><text:soft-page-break/>Use Case #3: Show patient information</text:h>
        <text:p text:style-name="P8">Goal:</text:p>
        <text:p text:style-name="P10">The goal of this use case is to show the signals that the patient generates</text:p>
        <text:p text:style-name="P69"/>
        <text:p text:style-name="P8">Initiation:</text:p>
        <text:p text:style-name="P10">The Generate Patient Signals (The patient)</text:p>
        <text:p text:style-name="P10"/>
        <text:p text:style-name="P8">Actors and Stake Holders:</text:p>
        <text:p text:style-name="P10">Nurse</text:p>
        <text:p text:style-name="P10"/>
        <text:p text:style-name="P8">No of concurrent instances:</text:p>
        <text:p text:style-name="P10">There should be only one display showing the patient generated signals.</text:p>
        <text:p text:style-name="P10"/>
        <text:p text:style-name="P8">Frequency:</text:p>
        <text:p text:style-name="P10">The display should be updated every 20 seconds.</text:p>
        <text:p text:style-name="P10"/>
        <text:p text:style-name="P8">Preconditions:</text:p>
        <text:p text:style-name="P10">The Generate Patient Signals use case is running, so that there are patient signals to display</text:p>
        <text:p text:style-name="P10"/>
        <text:p text:style-name="P8">Postconditions by success:</text:p>
        <text:p text:style-name="P10">The LCD display shows the generated patient signals correctly</text:p>
        <text:p text:style-name="P10"/>
        <text:p text:style-name="P8">Postconditions by failures:</text:p>
        <text:p text:style-name="P10">The LCD display shows no generated patient signals or shows the signals incorrectly</text:p>
        <text:p text:style-name="P8"/>
        <text:p text:style-name="P8">Main Scenario:</text:p>
        <text:p text:style-name="P10"/>
        <text:list text:style-name="WW8Num2" text:continue-numbering="true">
          <text:list-item>
            <text:list text:continue-numbering="true">
              <text:list-item>
                <text:p text:style-name="P108">The display shows patient signals correctly</text:p>
              </text:list-item>
            </text:list>
          </text:list-item>
        </text:list>
        <text:p text:style-name="P53"><text:span text:style-name="T10">[The </text:span><text:span text:style-name="T10">patient signals are shown incorrectly]</text:span></text:p>
        <text:p text:style-name="P53"><text:span text:style-name="T10">[</text:span><text:span text:style-name="T10">No patient signals are shown]</text:span></text:p>
        <text:p text:style-name="P10"/>
        <text:p text:style-name="P8">Extensions:</text:p>
        <text:p text:style-name="P54"><text:span text:style-name="T10">[The </text:span><text:span text:style-name="T10">patient signals are shown incorrectly]</text:span></text:p>
        <text:p text:style-name="P10"/>
        <text:p text:style-name="P10"><text:span text:style-name="T10">[</text:span><text:span text:style-name="T10">No patient signals are shown]</text:span></text:p>
        <text:p text:style-name="P8"/>
        <text:p text:style-name="P8"/>
        <text:h text:style-name="P25" text:outline-level="2">Use Case #4: Select patient information detail</text:h>
        <text:p text:style-name="P8">Goal:</text:p>
        <text:p text:style-name="P10">The goal of this use case is to show a particular signal that the patient generates</text:p>
        <text:p text:style-name="P69"/>
        <text:p text:style-name="P8">Initiation:</text:p>
        <text:p text:style-name="P10">The nurse</text:p>
        <text:p text:style-name="P10"/>
        <text:p text:style-name="P8">Actors and Stake Holders:</text:p>
        <text:p text:style-name="P10">Nurse</text:p>
        <text:p text:style-name="P10"/>
        <text:p text:style-name="P8">No of concurrent instances:</text:p>
        <text:p text:style-name="P10">There should be only one display showing the patient generated signal desired by the nurse.</text:p>
        <text:p text:style-name="P10"><text:soft-page-break/></text:p>
        <text:p text:style-name="P8">Frequency:</text:p>
        <text:p text:style-name="P10">The display should be updated every 20 seconds.</text:p>
        <text:p text:style-name="P10"/>
        <text:p text:style-name="P8">Preconditions:</text:p>
        <text:p text:style-name="P10">The “Generate Patient Signals” use case is running and the “Show Patient Information” is running, so that there is a patient signal to display</text:p>
        <text:p text:style-name="P10"/>
        <text:p text:style-name="P8">Postconditions by success:</text:p>
        <text:p text:style-name="P10">The LCD display shows the generated patient signal correctly</text:p>
        <text:p text:style-name="P10"/>
        <text:p text:style-name="P8">Postconditions by failures:</text:p>
        <text:p text:style-name="P10">The LCD display shows no generated patient signal or shows the signals incorrectly</text:p>
        <text:p text:style-name="P8"/>
        <text:p text:style-name="P8">Main Scenario:</text:p>
        <text:p text:style-name="P10"/>
        <text:list text:style-name="WW8Num4">
          <text:list-item>
            <text:list>
              <text:list-item>
                <text:p text:style-name="P99">The nurse selects the signal he/she wants to follow closer.</text:p>
              </text:list-item>
            </text:list>
          </text:list-item>
        </text:list>
        <text:p text:style-name="P55"/>
        <text:list text:style-name="WW8Num4" text:continue-numbering="true">
          <text:list-item>
            <text:list text:continue-numbering="true">
              <text:list-item>
                <text:p text:style-name="P99">The nurse selects the “show signal” option.</text:p>
              </text:list-item>
            </text:list>
          </text:list-item>
        </text:list>
        <text:p text:style-name="P53"><text:span text:style-name="T10">[The </text:span><text:span text:style-name="T10">wrong signal is chosen]</text:span></text:p>
        <text:p text:style-name="P55"/>
        <text:list text:style-name="WW8Num4" text:continue-numbering="true">
          <text:list-item>
            <text:list text:continue-numbering="true">
              <text:list-item>
                <text:p text:style-name="P99">The selected signal is shown.</text:p>
              </text:list-item>
            </text:list>
          </text:list-item>
        </text:list>
        <text:p text:style-name="P53"><text:span text:style-name="T10">[The </text:span><text:span text:style-name="T10">wrong signal is shown]</text:span></text:p>
        <text:p text:style-name="P56"/>
        <text:p text:style-name="P8">Extensions:</text:p>
        <text:p text:style-name="P10"/>
        <text:p text:style-name="P54"><text:span text:style-name="T10">[The </text:span><text:span text:style-name="T10">wrong signal is chosen]</text:span></text:p>
        <text:p text:style-name="P37">When the wrong signal is chosen, the wrong signal is shown. See next extension for solution.</text:p>
        <text:p text:style-name="P10"/>
        <text:p text:style-name="P37"><text:span text:style-name="T10">[The </text:span><text:span text:style-name="T10">wrong signal is shown]</text:span></text:p>
        <text:p text:style-name="P37">The nurse can select “Go Back” and return to the previous display screen and there select the correct signal.</text:p>
        <text:p text:style-name="P10"/>
        <text:h text:style-name="P25" text:outline-level="2">Use Case #5: Configure patient simulation</text:h>
        <text:p text:style-name="P8">Goal:</text:p>
        <text:p text:style-name="P10">Configure parameters in the simulator to be able to generate different types of patient.</text:p>
        <text:p text:style-name="P69"/>
        <text:p text:style-name="P8">Initiation:</text:p>
        <text:p text:style-name="P10">Initiated by the operator.</text:p>
        <text:p text:style-name="P10"/>
        <text:p text:style-name="P8">Actors and Stake Holders:</text:p>
        <text:p text:style-name="P10">One actor, the operator.</text:p>
        <text:p text:style-name="P10"/>
        <text:p text:style-name="P8">No of concurrent instances:</text:p>
        <text:p text:style-name="P10">There should be only one concurrent instance at a time, as there is simulation of one patient only.</text:p>
        <text:p text:style-name="P10"/>
        <text:p text:style-name="P8">Frequency:</text:p>
        <text:p text:style-name="P10"><text:soft-page-break/>This use case does not have a periodicity; it can occur as often as the operator decides to. The only constrain is the concurrency.</text:p>
        <text:p text:style-name="P10"/>
        <text:p text:style-name="P8">Preconditions:</text:p>
        <text:p text:style-name="P10">The simulated patient is in ready state. That means that no other configuration is running and that no medicine is being added.</text:p>
        <text:p text:style-name="P10"/>
        <text:p text:style-name="P8">Postconditions by success:</text:p>
        <text:p text:style-name="P10">The simulated patient goes to ready state again.</text:p>
        <text:p text:style-name="P10"/>
        <text:p text:style-name="P8">Postconditions by failures:</text:p>
        <text:p text:style-name="P10">The patient is in ready state and with the same parameters as before starting configuring.</text:p>
        <text:p text:style-name="P8"/>
        <text:p text:style-name="P8">Main Scenario:</text:p>
        <text:p text:style-name="P10"/>
        <text:list text:style-name="WW8Num3">
          <text:list-item>
            <text:p text:style-name="P96">The operator starts the configuration menu in the UI by pushing the touch screen.</text:p>
          </text:list-item>
        </text:list>
        <text:p text:style-name="P40">[The menu does not start properly]</text:p>
        <text:p text:style-name="P40">[The operator cancels the operation]</text:p>
        <text:list text:style-name="WW8Num3" text:continue-numbering="true">
          <text:list-item>
            <text:p text:style-name="P96">The operator chooses the parameters (these have to be defined later on, after the project has been analysed thoroughly).</text:p>
          </text:list-item>
        </text:list>
        <text:p text:style-name="P40">[The parameters are not valid]</text:p>
        <text:p text:style-name="P40">[The operator cancels the operation]</text:p>
        <text:list text:style-name="WW8Num3" text:continue-numbering="true">
          <text:list-item>
            <text:p text:style-name="P96">The system applies the parameters.</text:p>
          </text:list-item>
        </text:list>
        <text:p text:style-name="P40">[There are internal problems in applying the parameters]</text:p>
        <text:p text:style-name="P10"/>
        <text:p text:style-name="P8">Extensions:</text:p>
        <text:p text:style-name="P10"/>
        <text:p text:style-name="P69"><text:span text:style-name="T10">The menu does not start properly</text:span>:</text:p>
        <text:p text:style-name="P43">The system returns to ready state. The UI returns to main menu.</text:p>
        <text:p text:style-name="P43"/>
        <text:p text:style-name="P69"><text:span text:style-name="T10">The parameters are not valid</text:span>:</text:p>
        <text:p text:style-name="P44">The system shows a message to the user asking for valid parameters.</text:p>
        <text:p text:style-name="P44"/>
        <text:p text:style-name="P69"><text:span text:style-name="T10">The operator cancels the operation</text:span>:</text:p>
        <text:p text:style-name="P44">The system returns to ready state.</text:p>
        <text:p text:style-name="P44"/>
        <text:p text:style-name="P69"><text:span text:style-name="T10">There are internal problems in applying the parameters</text:span>:</text:p>
        <text:p text:style-name="P44">The system returns to ready state after repairing the changed values. The system has to look as before the configuration process started.</text:p>
        <text:p text:style-name="P10"/>
        <text:p text:style-name="P10"/>
        <text:h text:style-name="P49" text:outline-level="1">EXTERNAL INTERFACE REQUIREMENTS</text:h>
        <text:h text:style-name="P25" text:outline-level="2">User Interfaces</text:h>
        <text:p text:style-name="P10">A touch screen.</text:p>
        <text:p text:style-name="P33">Specifikationen af krav til brugergrænsefladen, eksempelvis at der skal være en windows brugergrænseflade. Det kan være krav til skærmlayout, udskriftsformater på rapporter og krav til et hjælpesystem. Det kan desuden være relevant at anføre hvilke persongrupper, der har adgang til bestemte funktioner. Eksempelvis kan der være specielle funktioner for servicepersonale eller super-brugere.</text:p>
        <text:p text:style-name="P29"/>
        <text:h text:style-name="P25" text:outline-level="2">Hardware Interfaces</text:h>
        <text:p text:style-name="P33">Beskrivelse af samtlige karakteristika for input/output, typisk med henvisning til bilag eller anden dokumentation.</text:p>
        <text:p text:style-name="P10">PSIMU generates the following output to LMON:</text:p>
        <text:list text:style-name="WW8Num5">
          <text:list-item>
            <text:p text:style-name="P102">ECG signal (continuous 12 bit analogue value 0-10V) on PV2019, Aout0.</text:p>
          </text:list-item>
          <text:list-item>
            <text:p text:style-name="P102">EDR signal (ECG derived respiration signal) (continuous 12 bit analogue value 0-10V) on PV2019, Aout1.</text:p>
          </text:list-item>
          <text:list-item>
            <text:p text:style-name="P102">Pulse (discrete, 8 bit digital value) (0-250 beats/minute) – IO686 Card Output Port A (PA7-PA0) + Data ready signal IO686 Card output Port C, PC3)</text:p>
          </text:list-item>
        </text:list>
        <text:p text:style-name="P29"/>
        <text:p text:style-name="P29"/>
        <text:h text:style-name="P25" text:outline-level="2">Communication Interfaces</text:h>
        <text:p text:style-name="P65">Beskrivelse af kommunikationsprotokol til netværk eller lignende, evt. med henvisning til bilag eller anden dokumentation.</text:p>
        <text:p text:style-name="P10"><text:span text:style-name="T4">IPUMP (Infusion Pump System) has RS232 </text:span><text:span text:style-name="T4">communication with PSIMU (Patient Simulator System)</text:span></text:p>
        <text:p text:style-name="P10"/>
        <text:p text:style-name="P10">A fixed 64 bytes ASCII PDU is transmitted from IPUMP to PSIMU.</text:p>
        <text:p text:style-name="P10"/>
        <text:p text:style-name="P10">This PDU is transmitted every second when the pump is started.</text:p>
        <text:p text:style-name="P10"/>
        <text:p text:style-name="P10">PDU format:</text:p>
        <text:p text:style-name="P10">4 bytes start frame (##?*)</text:p>
        <text:p text:style-name="P10">46 bytes medicine name</text:p>
        <text:p text:style-name="P10">12 bytes volume infused (since started)</text:p>
        <text:p text:style-name="P10">2 bytes CRC checksum</text:p>
        <text:p text:style-name="P29"/>
        <text:h text:style-name="P25" text:outline-level="2">Software Interfaces</text:h>
        <text:p text:style-name="P65">Beskrivelse af SW grænseflade, herunder referencer til et softwarebibliotek. Hvis systemet er et rent SW-system der er en del at et større system, kan man her detaljeret specificerer grænsefladen. Skal programmellet køre under et bestem operativsystem, skal det anføres her.</text:p>
        <text:p text:style-name="P29">The system must run on the VxWorks real-time operating system.</text:p>
        <text:p text:style-name="P29"/>
        <text:p text:style-name="P26"><text:span text:style-name="T3">The </text:span><text:a xlink:type="simple" xlink:href="http://www.physionet.org/physiotools/wfdb/lib/"><text:span text:style-name="Internet_20_link"><text:span text:style-name="T3">WFDB library</text:span></text:span></text:a><text:span text:style-name="T3"> could be use full for reading PhysioBank data.</text:span></text:p>
        <text:p text:style-name="P29"/>
        <text:h text:style-name="P63" text:outline-level="1" text:is-list-header="true"/>
        <text:h text:style-name="P49" text:outline-level="1">PERFORMANCE REQUIREMENTS</text:h>
        <text:p text:style-name="P65">Der er ofte tidskrav til respons på input og lignende. Desuden kan der være krav til programmellets størrelse, hvis det eksempelvis skal implementeres i en microcontroller. Disse krav kan ofte have relationer til bestemte funktionelle krav, og kan i så tilfælde placeres ved de krav, hvor de er relevante.</text:p>
        <text:p text:style-name="P32"/>
        <text:p text:style-name="P32">The most important performance requirements in a real-time system are the meeting of the deadlines. To describe these, an external event list is used.</text:p>
        <text:h text:style-name="Heading_20_2" text:outline-level="2">External events</text:h>
        <text:p text:style-name="P32"/>
        <text:p text:style-name="P32">The system has the following external events. The expected response is outlined in the table that follows.</text:p>
        <text:p text:style-name="P32"/>
        <text:p text:style-name="P32"/>
        <text:p text:style-name="P32"><draw:frame draw:style-name="fr3" draw:name="Object1" text:anchor-type="paragraph" svg:x="-0.016cm" svg:y="0.446cm" svg:width="15.794cm" svg:height="6.114cm" draw:z-index="33"><draw:object xlink:href="./Object 1" xlink:type="simple" xlink:show="embed" xlink:actuate="onLoad"/><draw:image xlink:href="./ObjectReplacements/Object 1" xlink:type="simple" xlink:show="embed" xlink:actuate="onLoad"/></draw:frame></text:p>
        <text:p text:style-name="P32"/>
        <text:p text:style-name="P32">The only critical event is the periodic event generated by the internal timer. The routine executed when this event happens has to be executed faster than the period of the timer. Otherwise, the generation of signals will have errors.</text:p>
        <text:p text:style-name="P32"/>
        <text:h text:style-name="P63" text:outline-level="1">SYSTEM QUALITIES</text:h>
        <text:p text:style-name="P65">De kvalitetsfaktorer, som er væsentlige for systemet eller for en specifik funktion, skal anføres her. Det er af stor betydning, at kunde og udvikler når frem til enighed om, hvilke kvalitetsfaktorer, der er vigtige. De kvalitetsfaktorer, som udviklerne opfatter som vigtige, nås i meget høj grad. Specielt høje krav koster tid og penge at opnå. Visse kvalitetskrav modarbejder hinanden, f.eks. effektivitet og vedligeholdelsesvenlighed.</text:p>
        <text:p text:style-name="P65">Eksempler på kvalitetsfaktorer: pålidelighed, vedligeholdelsesvenlighed, udvidelsesvenlighed, brugervenlighed, genbrugbarhed, integritet, effektivitet.</text:p>
        <text:p text:style-name="P65">Som minimum vurderes hver enkelt kvalitetsfaktor på en 5-punkt skala: 1: ukritisk, 2: ikke særlig vigtig, 3: vigtig, 4: meget vigtig, 5: særdeles vigtig.</text:p>
        <text:p text:style-name="P32">The system will be part of a distributed system in the future. Thus, it has to be designed to be extendible, so it can be plugged in a network and used remotely.</text:p>
        <text:p text:style-name="P32">The system also has to be maintainable, so the code has to be clear and well documented, so a software developer external to the project can join it and maintain it easily.</text:p>
        <text:p text:style-name="P32">As this project will be a prototype of the system, it has to be reusable, so it can be used later development.</text:p>
        <text:p text:style-name="P32">This system will be used for training of medical professionals, but also for research. Therefore, the signals produced by the system have to be highly correct, or that would lead to wrong conclusions in research or practices in training.</text:p>
        <text:h text:style-name="P49" text:outline-level="1">DESIGN CONSTRAINTS</text:h>
        <text:p text:style-name="P65">Under dette afsnit angives de krav til systemets design og implementering, der er ufravigelige (på eng. <text:span text:style-name="T9">design constraints</text:span>). Der bør normalt ikke være design krav i en kravspecifikation, der skal beskrive HVAD et system skal gøre og ikke HVORDAN man har tænkt sig det skal realiseres.</text:p>
        <text:p text:style-name="P65">Til tider er der dog allerede truffet overordnede design beslutninger som man ikke kan ændre og derfor skal tilgodese i sin løsning. Det er disse krav til designet og implementeringen, der skal anføres under dette afsnit.</text:p>
        <text:p text:style-name="P9">Target HW/SW platform for prototype:</text:p>
        <text:p text:style-name="P54"/>
        <text:p text:style-name="P54">Hardware: <text:tab/>SBC-686, IO686 card, PV2019 Analogue/Digital converter card</text:p>
        <text:p text:style-name="P57">Simulated LCD Touch screen</text:p>
        <text:p text:style-name="P54">Software: <text:tab/>C++ and VxWorks real time operating system</text:p>
        <text:p text:style-name="P65">Her anføres øvrige typer af krav, der ikke naturligt falder ind under de øvrige afsnit.</text:p>
        <text:p text:style-name="P69"/>
        <text:p text:style-name="P69"/>
        <text:h text:style-name="P63" text:outline-level="1">PART DELIVERIES </text:h>
        <text:p text:style-name="P65">Ved egenudvikling af et produkt eller system: skelner man ofte mellem produkt og proces, hvorfor man her vil flytte denne information til det procesorienterede dokument, der beskriver udviklingsforløbet.</text:p>
        <text:p text:style-name="P65">Det er imidlertid altid en fordel at opsplitte et projekt i et antal delleveringer. Sådanne delleveringer kan være enten interne og eller eksterne delleveringer. Er det interne delleveringer viser disse fremdrift i projektet er det også eksterne delleveringer får kunden mulighed for på et tidligt tidspunkt at anvende et minimumssystem. Derved opnår kunden erfaring med systemet, som kan påvirke de efterfølgende delleveringer.</text:p>
        <text:p text:style-name="P65">I dette afsnit defineres de enkelte delleveringer med henvisning til hvilke Use Cases, der skal være indeholdt i den pågældende dellevering. Ved planlægning af delleveringer er det vigtigt at se på afsnittet start betingelser , hvor det ofte er angivet afhængighed til andre Use Cases.</text:p>
        <text:p text:style-name="P29">Delivery at week 15:</text:p>
        <text:list text:style-name="WW8Num8">
          <text:list-item>
            <text:p text:style-name="P77">Architectural design.</text:p>
          </text:list-item>
          <text:list-item>
            <text:p text:style-name="P77">Use case: Generate patient simulation signals. </text:p>
          </text:list-item>
        </text:list>
        <text:p text:style-name="P31"/>
        <text:p text:style-name="P29">Delivery at week 23</text:p>
        <text:list text:style-name="WW8Num9">
          <text:list-item>
            <text:p text:style-name="P79">Detailed design</text:p>
          </text:list-item>
          <text:list-item>
            <text:p text:style-name="P79">Use case: Show patient information</text:p>
          </text:list-item>
          <text:list-item>
            <text:p text:style-name="P79">Documentation</text:p>
            <text:p text:style-name="P82"/>
            <text:p text:style-name="P83"/>
          </text:list-item>
        </text:list>
        <text:p text:style-name="P27"/>
        <text:p text:style-name="P27"/>
        <text:h text:style-name="P48" text:outline-level="1">Appendixes</text:h>
        <text:p text:style-name="P10"/>
        <text:p text:style-name="P65">Disse to følgende underafsnit – er tænkt som en hjælp ved udarbejdelsen af kravspecifikationen, hvorfor de normalt slettes i den endelige kravspecifikation</text:p>
        <text:h text:style-name="P25" text:outline-level="2">Actor Template</text:h>
        <text:p text:style-name="P10"/>
        <text:p text:style-name="P10"><text:span text:style-name="T4">A</text:span><text:span text:style-name="T4">ctor Name:</text:span></text:p>
        <text:p text:style-name="P69"/>
        <text:p text:style-name="P10"><text:span text:style-name="T4">Type [prim</text:span><text:span text:style-name="T4">ary / secondary]:</text:span></text:p>
        <text:p text:style-name="P70"/>
        <text:p text:style-name="P10"><text:span text:style-name="T4">Description</text:span><text:span text:style-name="T4">:</text:span></text:p>
        <text:p text:style-name="P69"/>
        <text:p text:style-name="P10"><text:span text:style-name="T4">Number of concurrent actors</text:span><text:span text:style-name="T4">:</text:span></text:p>
        <text:p text:style-name="P70"/>
        <text:p text:style-name="P8"/>
        <text:h text:style-name="P25" text:outline-level="2">Use Case Template</text:h>
        <text:p text:style-name="P10"/>
        <text:p text:style-name="P10"><text:span text:style-name="T4">Use Case n</text:span><text:span text:style-name="T4">o. X :<text:tab/>Name</text:span></text:p>
        <text:p text:style-name="P10"><text:span text:style-name="T4">Goal</text:span><text:span text:style-name="T4">:</text:span></text:p>
        <text:p text:style-name="P69"/>
        <text:p text:style-name="P10"><text:span text:style-name="T4">Initi</text:span><text:span text:style-name="T4">ation:</text:span></text:p>
        <text:p text:style-name="P70"/>
        <text:p text:style-name="P8">Actors and stake holders:</text:p>
        <text:p text:style-name="P70"/>
        <text:p text:style-name="P10"><text:span text:style-name="T4">Number of concurrent instances</text:span><text:span text:style-name="T4">:</text:span></text:p>
        <text:p text:style-name="P69"/>
        <text:p text:style-name="P10"><text:span text:style-name="T4">Frequency</text:span><text:span text:style-name="T4">:</text:span></text:p>
        <text:p text:style-name="P69"/>
        <text:p text:style-name="P10"><text:span text:style-name="T4">Non functional requirements</text:span><text:span text:style-name="T4">:</text:span></text:p>
        <text:p text:style-name="P70"/>
        <text:p text:style-name="P8">References:</text:p>
        <text:p text:style-name="P71"/>
        <text:p text:style-name="P10"><text:span text:style-name="T4">Preconditions</text:span><text:span text:style-name="T4">:</text:span></text:p>
        <text:p text:style-name="P69"/>
        <text:p text:style-name="P10"><text:span text:style-name="T4">Postconditions by </text:span><text:span text:style-name="T4">success</text:span><text:span text:style-name="T5">:</text:span></text:p>
        <text:p text:style-name="P69"/>
        <text:p text:style-name="P34"><text:span text:style-name="T4">Postconditions by failures</text:span><text:span text:style-name="T4">:</text:span></text:p>
        <text:p text:style-name="P70"/>
        <text:p text:style-name="P10"><text:span text:style-name="T4">Main scenario</text:span><text:span text:style-name="T4">:</text:span></text:p>
        <text:p text:style-name="P70"/>
        <text:p text:style-name="P10"><text:span text:style-name="T4">Extensions</text:span><text:span text:style-name="T4">:</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a" fo:country="DK" style:font-name-asian="Times New Roman" style:font-size-asian="12pt" style:language-asian="zxx" style:country-asian="none"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text-properties fo:color="#000000" style:font-name="Arial" fo:font-size="9pt" fo:font-weight="bold" style:font-size-asian="9pt" style:font-weight-asian="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212cm" fo:margin-bottom="0.212cm"/>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15.7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348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4.995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64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28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3.93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584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23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2.878cm" style:type="right" style:leader-style="dotted" style:leader-tex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ide_20_text" style:display-name="Hide text" style:family="paragraph" style:parent-style-name="Standard" style:next-style-name="Standard">
      <style:paragraph-properties fo:margin-left="0.501cm" fo:margin-right="0cm" fo:margin-top="0.141cm" fo:margin-bottom="0.141cm" fo:text-indent="0cm" style:auto-text-indent="false" fo:padding="0.035cm" fo:border="0.018cm solid #0000ff"/>
      <style:text-properties fo:color="#0000ff" fo:font-size="10pt" style:font-size-asian="10pt" text:display="true"/>
    </style:style>
    <style:style style:name="Indent_20_text" style:display-name="Indent text" style:family="paragraph" style:parent-style-name="Standard">
      <style:paragraph-properties fo:margin-left="1cm" fo:margin-right="0cm" fo:text-indent="0cm" style:auto-text-indent="false"/>
    </style:style>
    <style:style style:name="Indent" style:family="paragraph" style:parent-style-name="Standard">
      <style:paragraph-properties fo:margin-left="1.27cm" fo:margin-right="0cm" fo:text-indent="0cm" style:auto-text-indent="false"/>
    </style:style>
    <style:style style:name="Endnote" style:family="paragraph" style:parent-style-name="Standard" style:class="extra"/>
    <style:style style:name="Body_20_Text_20_2" style:display-name="Body Text 2" style:family="paragraph" style:parent-style-name="Standard">
      <style:paragraph-properties fo:text-align="justify" style:justify-single-word="false"/>
    </style:style>
    <style:style style:name="Normal_20_Indent" style:display-name="Normal Indent" style:family="paragraph" style:parent-style-name="Standard">
      <style:paragraph-properties fo:margin-left="1.27cm" fo:margin-right="0cm" fo:text-indent="0cm" style:auto-text-indent="false"/>
    </style:style>
    <style:style style:name="Body_20_Text_20_3" style:display-name="Body Text 3"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5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52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50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justify" style:justify-single-word="false" fo:hyphenation-ladder-count="no-limit">
        <style:tab-stops>
          <style:tab-stop style:position="11.001cm"/>
          <style:tab-stop style:position="12.252cm"/>
          <style:tab-stop style:position="16cm"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font-size="10pt" fo:letter-spacing="-0.005cm" fo:language="en" fo:country="GB" style:font-size-asian="10pt" style:language-asian="zxx" style:country-asian="none" fo:hyphenate="false" fo:hyphenation-remain-char-count="2" fo:hyphenation-push-char-count="2"/>
    </style:style>
    <style:style style:name="P3" style:family="paragraph">
      <style:paragraph-properties fo:text-align="center" style:writing-mode="lr-tb"/>
      <style:text-properties fo:font-size="24pt"/>
    </style:style>
    <style:style style:name="P4" style:family="paragraph" style:parent-style-name="Standard">
      <style:paragraph-properties fo:text-align="justify" style:justify-single-word="false" fo:hyphenation-ladder-count="no-limit">
        <style:tab-stops>
          <style:tab-stop style:position="16cm" style:type="right"/>
        </style:tab-stops>
      </style:paragraph-properties>
      <style:text-properties style:font-name="Palatino Bold" fo:letter-spacing="-0.005cm"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16cm" style:type="right"/>
        </style:tab-stops>
      </style:paragraph-properties>
      <style:text-properties style:font-name="Courier New" fo:font-size="8pt" fo:letter-spacing="-0.004cm" style:font-size-asian="8pt"/>
    </style:style>
    <style:style style:name="P6" style:family="paragraph" style:parent-style-name="Footer">
      <style:paragraph-properties>
        <style:tab-stops>
          <style:tab-stop style:position="7.325cm" style:type="center"/>
          <style:tab-stop style:position="15.753cm" style:type="right"/>
        </style:tab-stops>
      </style:paragraph-properties>
    </style:style>
    <style:style style:name="T1" style:family="text">
      <style:text-properties style:font-name="Palatino Bold" fo:letter-spacing="-0.005cm" fo:language="en" fo:country="GB"/>
    </style:style>
    <style:style style:name="T2" style:family="text">
      <style:text-properties style:font-name="Palatino Bold" fo:letter-spacing="-0.005cm" fo:font-weight="bold" style:font-weight-asian="bold"/>
    </style:style>
    <style:style style:name="T3" style:family="text"/>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2cm" fo:margin-bottom="2.2cm" fo:margin-left="2.801cm" fo:margin-right="2.501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27cm" fo:margin-bottom="1.27cm" fo:margin-left="2.8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header-footer-properties fo:min-height="0.93cm" fo:margin-left="0cm" fo:margin-right="0cm" fo:margin-top="0.831cm" style:dynamic-spacing="true"/>
      </style:footer-style>
    </style:page-layout>
  </office:automatic-styles>
  <office:master-styles>
    <style:master-page style:name="Standard" style:page-layout-name="pm1"/>
    <style:master-page style:name="Convert_20_1" style:display-name="Convert 1" style:page-layout-name="pm1" style:next-style-name="Next_20_convert_20_1"/>
    <style:master-page style:name="Next_20_convert_20_1" style:display-name="Next convert 1" style:page-layout-name="pm2">
      <style:header>
        <text:p text:style-name="P1"><text:span text:style-name="T1">System/PSIMU</text:span><text:span text:style-name="T1"> <text:s/><text:tab/>Requirement Specification</text:span></text:p>
        <text:p text:style-name="P2"><draw:line text:anchor-type="char" draw:z-index="16" draw:style-name="gr1" draw:text-style-name="P3" svg:x1="-0.102cm" svg:y1="0.109cm" svg:x2="15.731cm" svg:y2="0.116cm"><text:p/></draw:line></text:p>
        <text:p text:style-name="P4"/>
      </style:header>
      <style:footer>
        <text:p text:style-name="P5"/>
        <text:p text:style-name="P6"><draw:line text:anchor-type="char" draw:z-index="32" draw:style-name="gr1" draw:text-style-name="P3" svg:x1="-0.086cm" svg:y1="-0.067cm" svg:x2="15.789cm" svg:y2="-0.067cm"><text:p/></draw:line><text:span text:style-name="T2"><text:tab/><text:tab/></text:span><text:span text:style-name="Page_20_Number"><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Kravspecifikationstemplate</dc:title>
    <dc:description>En template for en kravspecifikation baseret på SPU og IEEE803 - med anvendelse af Use Case teknikken som specifikationsteknik</dc:description>
    <meta:initial-creator>Kim H. Madsen</meta:initial-creator>
    <meta:creation-date>2008-02-26T10:44:00</meta:creation-date>
    <dc:creator>Michael Jensen</dc:creator>
    <dc:date>2008-06-03T15:47:20</dc:date>
    <meta:print-date>2008-02-15T22:33:00</meta:print-date>
    <meta:editing-cycles>17</meta:editing-cycles>
    <meta:editing-duration>P1DT6H59M20S</meta:editing-duration>
    <meta:user-defined meta:name="Info 1"/>
    <meta:user-defined meta:name="Info 2"/>
    <meta:user-defined meta:name="Info 3"/>
    <meta:user-defined meta:name="Info 4"/>
    <meta:document-statistic meta:table-count="2" meta:image-count="3" meta:object-count="1" meta:page-count="18" meta:paragraph-count="351" meta:word-count="2482" meta:character-count="154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4cm"/>
    </style:style>
    <style:style style:name="co2" style:family="table-column">
      <style:table-column-properties fo:break-before="auto" style:column-width="2.058cm"/>
    </style:style>
    <style:style style:name="co3" style:family="table-column">
      <style:table-column-properties fo:break-before="auto" style:column-width="3.154cm"/>
    </style:style>
    <style:style style:name="co4" style:family="table-column">
      <style:table-column-properties fo:break-before="auto" style:column-width="3.302cm"/>
    </style:style>
    <style:style style:name="co5" style:family="table-column">
      <style:table-column-properties fo:break-before="auto" style:column-width="2.558cm"/>
    </style:style>
    <style:style style:name="co6" style:family="table-column">
      <style:table-column-properties fo:break-before="auto" style:column-width="1.609cm"/>
    </style:style>
    <style:style style:name="co7" style:family="table-column">
      <style:table-column-properties fo:break-before="auto" style:column-width="2.584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GB"/>
    </style:style>
    <style:style style:name="ce2" style:family="table-cell" style:parent-style-name="Default">
      <style:table-cell-properties fo:background-color="#e6e64c" fo:border="0.002cm solid #000000"/>
      <style:text-properties fo:language="en" fo:country="GB"/>
    </style:style>
    <style:style style:name="ce3" style:family="table-cell" style:parent-style-name="Default">
      <style:table-cell-properties fo:border="0.002cm solid #000000"/>
      <style:text-properties fo:language="en" fo:country="GB"/>
    </style:style>
    <style:style style:name="ce4" style:family="table-cell" style:parent-style-name="Default">
      <style:table-cell-properties fo:wrap-option="wrap" fo:border="0.002cm solid #000000"/>
      <style:text-properties fo:language="en" fo:country="GB"/>
    </style:style>
    <style:style style:name="ce5" style:family="table-cell" style:parent-style-name="Default">
      <style:table-cell-properties fo:background-color="#e6e64c" fo:wrap-option="wrap" fo:border="0.002cm solid #000000"/>
      <style:text-properties fo:language="en" fo:country="GB"/>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49" table:default-cell-style-name="ce1"/>
        <table:table-row table:style-name="ro1" table:number-rows-repeated="4">
          <table:table-cell table:number-columns-repeated="256"/>
        </table:table-row>
        <table:table-row table:style-name="ro2">
          <table:table-cell table:style-name="ce2" office:value-type="string">
            <text:p>#</text:p>
          </table:table-cell>
          <table:table-cell table:style-name="ce2" office:value-type="string">
            <text:p>event ID</text:p>
          </table:table-cell>
          <table:table-cell table:style-name="ce2" office:value-type="string">
            <text:p>description</text:p>
          </table:table-cell>
          <table:table-cell table:style-name="ce2" office:value-type="string">
            <text:p>system response</text:p>
          </table:table-cell>
          <table:table-cell table:style-name="ce2" office:value-type="string">
            <text:p>arrival pattern </text:p>
          </table:table-cell>
          <table:table-cell table:style-name="ce5" office:value-type="string">
            <text:p>event source</text:p>
          </table:table-cell>
          <table:table-cell table:style-name="ce2" office:value-type="string">
            <text:p>response time</text:p>
          </table:table-cell>
          <table:table-cell table:number-columns-repeated="249"/>
        </table:table-row>
        <table:table-row table:style-name="ro2">
          <table:table-cell table:style-name="ce3" office:value-type="float" office:value="1">
            <text:p>1</text:p>
          </table:table-cell>
          <table:table-cell table:style-name="ce3" office:value-type="string">
            <text:p>start</text:p>
          </table:table-cell>
          <table:table-cell table:style-name="ce4" office:value-type="string">
            <text:p>the user starts the simulation</text:p>
          </table:table-cell>
          <table:table-cell table:style-name="ce4" office:value-type="string">
            <text:p>the internal timer is start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2">
            <text:p>2</text:p>
          </table:table-cell>
          <table:table-cell table:style-name="ce3" office:value-type="string">
            <text:p>stop</text:p>
          </table:table-cell>
          <table:table-cell table:style-name="ce4" office:value-type="string">
            <text:p>the user stops the simulation</text:p>
          </table:table-cell>
          <table:table-cell table:style-name="ce4" office:value-type="string">
            <text:p>the internal timer is stopp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3">
            <text:p>3</text:p>
          </table:table-cell>
          <table:table-cell table:style-name="ce3" office:value-type="string">
            <text:p>select view</text:p>
          </table:table-cell>
          <table:table-cell table:style-name="ce4" office:value-type="string">
            <text:p>the user selects a different view</text:p>
          </table:table-cell>
          <table:table-cell table:style-name="ce4" office:value-type="string">
            <text:p>the view is chang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3">
          <table:table-cell table:style-name="ce3" office:value-type="float" office:value="4">
            <text:p>4</text:p>
          </table:table-cell>
          <table:table-cell table:style-name="ce3" office:value-type="string">
            <text:p>timer</text:p>
          </table:table-cell>
          <table:table-cell table:style-name="ce4" office:value-type="string">
            <text:p>each time the timer interrupts a signal is generated</text:p>
          </table:table-cell>
          <table:table-cell table:style-name="ce4" office:value-type="string">
            <text:p>a signal is generated and output to the DAC and GUI</text:p>
          </table:table-cell>
          <table:table-cell table:style-name="ce4" office:value-type="string">
            <text:p>periodic</text:p>
          </table:table-cell>
          <table:table-cell table:style-name="ce4" office:value-type="string">
            <text:p>internal timer</text:p>
          </table:table-cell>
          <table:table-cell table:style-name="ce4" office:value-type="string">
            <text:p>period depends on the sample rate of the selected signal (2,78ms in the one used now)</text:p>
          </table:table-cell>
          <table:table-cell table:number-columns-repeated="249"/>
        </table:table-row>
        <table:table-row table:style-name="ro1" table:number-rows-repeated="65526">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da" number:country="DK">kr</number:currency-symbol>
      <number:text> </number:text>
      <number:number number:decimal-places="2" number:min-integer-digits="1" number:grouping="true"/>
    </number:currency-style>
    <number:currency-style style:name="N107">
      <style:text-properties fo:color="#ff0000"/>
      <number:currency-symbol number:language="da" number:country="DK">k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1">01-06-2008</text:date>, <text:time>20:24:16</text:time></text:p>
        </style:region-right>
      </style:header>
      <style:header-left style:display="false"/>
      <style:footer>
        <text:p>Page <text:page-number>1</text:page-number> / <text:page-count>99</text:page-count></text:p>
      </style:footer>
      <style:footer-left style:display="false"/>
    </style:master-page>
  </office:master-styles>
</office:document-styles>
</file>